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color="#ef2929" loext:opacity="100%" fo:font-weight="bold"/>
    </style:style>
    <style:style style:name="P2" style:family="paragraph" style:parent-style-name="Preformatted_20_Text">
      <style:text-properties fo:color="#8ae234" loext:opacity="100%"/>
    </style:style>
    <style:style style:name="P3" style:family="paragraph" style:parent-style-name="Preformatted_20_Text">
      <style:paragraph-properties fo:margin-top="0in" fo:margin-bottom="0.1965in" style:contextual-spacing="false"/>
    </style:style>
    <style:style style:name="T1" style:family="text">
      <style:text-properties fo:color="#8ae234" loext:opacity="100%"/>
    </style:style>
    <style:style style:name="T2" style:family="text">
      <style:text-properties fo:color="#8ae234" loext:opacity="100%" fo:font-weight="bold"/>
    </style:style>
    <style:style style:name="T3" style:family="text">
      <style:text-properties fo:color="#729fcf" loext:opacity="100%" fo:font-weight="bold"/>
    </style:style>
    <style:style style:name="T4" style:family="text">
      <style:text-properties fo:color="#ad7fa8" loext:opacity="100%"/>
    </style:style>
    <style:style style:name="T5" style:family="text">
      <style:text-properties fo:color="#ad7fa8" loext:opacity="100%"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larc) (larp) <text:span text:style-name="T2">ayman@AMHPZBG2AML</text:span>:<text:span text:style-name="T3">~/Documents/GitHub/ai_logicalaccess_crew/larc</text:span>$ python src/larc/main.py </text:p>
      <text:p text:style-name="Preformatted_20_Text"><text:span text:style-name="T5"># Agent:</text:span> <text:span text:style-name="T2">Access Review Specialist</text:span></text:p>
      <text:p text:style-name="Preformatted_20_Text"><text:span text:style-name="T4">## Task:</text:span> <text:span text:style-name="T1">Compare system access levels against authorized access matrix</text:span></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text:soft-page-break/>&lt;APIResponse [200 OK] type=&lt;class 'openai.types.chat.chat_completion.ChatCompletion'&gt;&gt;, Type of response - &lt;class 'openai._legacy_response.LegacyAPIResponse'&gt;</text:p>
      <text:p text:style-name="Preformatted_20_Text">ERROR:crew:API error on attempt 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6: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text:span text:style-name="T5"># Agent:</text:span> <text:span text:style-name="T2">Access Review Specialist</text:span></text:p>
      <text:p text:style-name="Preformatted_20_Text"><text:span text:style-name="T4">## Using tool:</text:span> <text:span text:style-name="T1">access_review_tool</text:span></text:p>
      <text:p text:style-name="Preformatted_20_Text"><text:span text:style-name="T4">## Tool Input:</text:span> </text:p>
      <text:p text:style-name="P2">"{}"</text:p>
      <text:p text:style-name="Preformatted_20_Text"><text:span text:style-name="T4">## Tool Output:</text:span> </text:p>
      <text:p text:style-name="P2">{'USER001': {'review_results': {'system_a_access': 'user has actual access level of maker which is matching his system_a_access level in access matrix.', 'system_b_access': 'user has actual system_b_access access level of maker in Access Report while he should have system_b_access access level as checker according to the access matrix.', 'system_c_access': 'user has actual access level of read-only which is matching his system_c_access level in access matrix.'}}, 'USER002': {'review_results': {'system_a_access': 'user has actual access level of checker which is matching his system_a_access level in access matrix.', 'system_b_access': 'user has actual system_b_access access level of maker in Access Report while he should have system_b_access access level as read-only according to the access matrix.', 'system_c_access': 'user has actual access level of maker which is matching his system_c_access level in access matrix.'}}, 'USER003': {'review_results': {'system_a_access': 'user has actual system_a_access access level of maker in Access Report while he should have system_a_access access level as read-only according to the access matrix.', <text:soft-page-break/>'system_b_access': 'user has actual access level of maker which is matching his system_b_access level in access matrix.', 'system_c_access': 'user has actual access level of checker which is matching his system_c_access level in access matrix.'}}, 'USER004': {'review_results': {'system_a_access': 'user has actual access level of maker which is matching his system_a_access level in access matrix.', 'system_b_access': 'user has actual access level of maker which is matching his system_b_access level in access matrix.', 'system_c_access': 'user has actual access level of maker which is matching his system_c_access level in access matrix.'}}, 'USER005': {'review_results': {'system_a_access': 'user has actual access level of checker which is matching his system_a_access level in access matrix.', 'system_b_access': 'user has actual system_b_access access level of maker in Access Report while he should have system_b_access access level as checker according to the access matrix.', 'system_c_access': 'user has actual access level of checker which is matching his system_c_access level in access matrix.'}}, 'USER006': {'review_results': {'system_a_access': 'user has actual access level of read-only which is matching his system_a_access level in access matrix.', 'system_b_access': 'user has actual access level of read-only which is matching his system_b_access level in access matrix.', 'system_c_access': 'user has actual system_c_access access level of maker in Access Report while he should have system_c_access access level as read-only according to the access matrix.'}}, 'USER007': {'review_results': {'system_a_access': 'user has actual access level of maker which is matching his system_a_access level in access matrix.', 'system_b_access': 'user has actual access level of checker which is matching his system_b_access level in access matrix.', 'system_c_access': 'user has actual access level of maker which is matching his system_c_access level in access matrix.'}}, 'USER008': {'review_results': {'system_a_access': 'user has actual access level of checker which is matching his system_a_access level in access matrix.', 'system_b_access': 'user has actual access level of maker which is matching his system_b_access level in access matrix.', 'system_c_access': 'user has actual system_c_access access level of read-only in Access Report while he should have system_c_access access level as checker according to the access matrix.'}}, 'USER009': {'review_results': {'system_a_access': 'user has actual system_a_access access level of checker in Access Report while he should have system_a_access access level as read-only according to the access matrix.', 'system_b_access': 'user has actual access level of checker which is matching his system_b_access level in access matrix.', 'system_c_access': 'user has actual access level of read-only which is matching his system_c_access level in access matrix.'}}, 'USER010': {'review_results': {'system_a_access': 'user has actual access level of maker which is matching his system_a_access level in access matrix.', 'system_b_access': 'user has actual access level of read-only which is matching his system_b_access level in access matrix.', 'system_c_access': 'user has actual system_c_access access level of maker in Access Report while he should have system_c_access access level as checker according to the access matrix.'}}, 'USER021': {'review_results': {'system_a_access': 'user has system_a_access access level of maker in Access Report while he is unauthorized to have access to system_a_access according to access matrix.', 'system_b_access': 'user has system_b_access access level of read-only in Access Report while he is unauthorized to have access to system_b_access according to access matrix.', 'system_c_access': 'user has system_c_access access level of checker in Access Report while he is unauthorized to have access to system_c_access according to access matrix.'}}, 'USER012': {'review_results': {'system_a_access': 'user has actual access level of read-only which is matching his system_a_access level in access matrix.', 'system_b_access': 'user has actual system_b_access access level of maker in Access Report while he should have system_b_access access level as checker according to the access matrix.', 'system_c_access': 'user has actual access level of maker which is matching his system_c_access level in access matrix.'}}, 'USER013': {'review_results': {'system_a_access': 'user has actual access level of maker which is matching his system_a_access level in access matrix.', 'system_b_access': 'user has actual access level of maker which is matching his system_b_access level in access matrix.', 'system_c_access': 'user has actual access level of checker which is matching his system_c_access level in access matrix.'}}, 'USER014': {'review_results': {'system_a_access': 'user has actual <text:soft-page-break/>access level of checker which is matching his system_a_access level in access matrix.', 'system_b_access': 'user has actual system_b_access access level of checker in Access Report while he should have system_b_access access level as read-only according to the access matrix.', 'system_c_access': 'user has actual access level of read-only which is matching his system_c_access level in access matrix.'}}, 'USER022': {'review_results': {'system_a_access': 'user has system_a_access access level of read-only in Access Report while he is unauthorized to have access to system_a_access according to access matrix.', 'system_b_access': 'user has system_b_access access level of maker in Access Report while he is unauthorized to have access to system_b_access according to access matrix.', 'system_c_access': 'user has system_c_access access level of maker in Access Report while he is unauthorized to have access to system_c_access according to access matrix.'}}, 'USER016': {'review_results': {'system_a_access': 'user has actual access level of maker which is matching his system_a_access level in access matrix.', 'system_b_access': 'user has actual system_b_access access level of maker in Access Report while he should have system_b_access access level as checker according to the access matrix.', 'system_c_access': 'user has actual access level of checker which is matching his system_c_access level in access matrix.'}}, 'USER017': {'review_results': {'system_a_access': 'user has actual system_a_access access level of maker in Access Report while he should have system_a_access access level as checker according to the access matrix.', 'system_b_access': 'user has actual access level of maker which is matching his system_b_access level in access matrix.', 'system_c_access': 'user has actual access level of read-only which is matching his system_c_access level in access matrix.'}}, 'USER018': {'review_results': {'system_a_access': 'user has actual access level of read-only which is matching his system_a_access level in access matrix.', 'system_b_access': 'user has actual access level of read-only which is matching his system_b_access level in access matrix.', 'system_c_access': 'user has actual access level of maker which is matching his system_c_access level in access matrix.'}}, 'USER023': {'review_results': {'system_a_access': 'user has system_a_access access level of maker in Access Report while he is unauthorized to have access to system_a_access according to access matrix.', 'system_b_access': 'user has system_b_access access level of checker in Access Report while he is unauthorized to have access to system_b_access according to access matrix.', 'system_c_access': 'user has system_c_access access level of read-only in Access Report while he is unauthorized to have access to system_c_access according to access matrix.'}}, 'USER024': {'review_results': {'system_a_access': 'user has system_a_access access level of checker in Access Report while he is unauthorized to have access to system_a_access according to access matrix.', 'system_b_access': 'user has system_b_access access level of maker in Access Report while he is unauthorized to have access to system_b_access according to access matrix.', 'system_c_access': 'user has system_c_access access level of maker in Access Report while he is unauthorized to have access to system_c_access according to access matrix.'}}}</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text:soft-page-break/><text:span text:style-name="T5"># Agent:</text:span> <text:span text:style-name="T2">Access Review Specialist</text:span></text:p>
      <text:p text:style-name="Preformatted_20_Text"><text:span text:style-name="T4">## Final Answer:</text:span> </text:p>
      <text:p text:style-name="P2"># Access Review Findings</text:p>
      <text:p text:style-name="Preformatted_20_Text"/>
      <text:p text:style-name="P2">## Summary of Findings</text:p>
      <text:p text:style-name="P2">The access review identified several discrepancies between the actual access levels and the authorized access matrix. Below is a detailed breakdown of the findings for each user:</text:p>
      <text:p text:style-name="Preformatted_20_Text"/>
      <text:p text:style-name="P2">---</text:p>
      <text:p text:style-name="Preformatted_20_Text"/>
      <text:p text:style-name="P2">### USER001</text:p>
      <text:p text:style-name="P2">- **system_a_access**: Access level matches (maker).</text:p>
      <text:p text:style-name="P2">- **system_b_access**: Discrepancy found. Actual access level is `maker`, but should be `checker`.</text:p>
      <text:p text:style-name="P2">- **system_c_access**: Access level matches (read-only).</text:p>
      <text:p text:style-name="Preformatted_20_Text"/>
      <text:p text:style-name="P2">---</text:p>
      <text:p text:style-name="Preformatted_20_Text"/>
      <text:p text:style-name="P2">### USER002</text:p>
      <text:p text:style-name="P2">- **system_a_access**: Access level matches (checker).</text:p>
      <text:p text:style-name="P2">- **system_b_access**: Discrepancy found. Actual access level is `maker`, but should be `read-only`.</text:p>
      <text:p text:style-name="P2">- **system_c_access**: Access level matches (maker).</text:p>
      <text:p text:style-name="Preformatted_20_Text"/>
      <text:p text:style-name="P2">---</text:p>
      <text:p text:style-name="Preformatted_20_Text"/>
      <text:p text:style-name="P2">### USER003</text:p>
      <text:p text:style-name="P2">- **system_a_access**: Discrepancy found. Actual access level is `maker`, but should be `read-only`.</text:p>
      <text:p text:style-name="P2">- **system_b_access**: Access level matches (maker).</text:p>
      <text:p text:style-name="P2">- **system_c_access**: Access level matches (checker).</text:p>
      <text:p text:style-name="Preformatted_20_Text"/>
      <text:p text:style-name="P2">---</text:p>
      <text:p text:style-name="Preformatted_20_Text"/>
      <text:p text:style-name="P2">### USER004</text:p>
      <text:p text:style-name="P2">- **system_a_access**: Access level matches (maker).</text:p>
      <text:p text:style-name="P2">- **system_b_access**: Access level matches (maker).</text:p>
      <text:p text:style-name="P2">- **system_c_access**: Access level matches (maker).</text:p>
      <text:p text:style-name="Preformatted_20_Text"/>
      <text:p text:style-name="P2">---</text:p>
      <text:p text:style-name="Preformatted_20_Text"/>
      <text:p text:style-name="P2">### USER005</text:p>
      <text:p text:style-name="P2">- **system_a_access**: Access level matches (checker).</text:p>
      <text:p text:style-name="P2">- **system_b_access**: Discrepancy found. Actual access level is `maker`, but should be `checker`.</text:p>
      <text:p text:style-name="P2">- **system_c_access**: Access level matches (checker).</text:p>
      <text:p text:style-name="Preformatted_20_Text"/>
      <text:p text:style-name="P2">---</text:p>
      <text:p text:style-name="Preformatted_20_Text"/>
      <text:p text:style-name="P2">### USER006</text:p>
      <text:p text:style-name="P2">- **system_a_access**: Access level matches (read-only).</text:p>
      <text:p text:style-name="P2">- **system_b_access**: Access level matches (read-only).</text:p>
      <text:p text:style-name="P2">- **system_c_access**: Discrepancy found. Actual access level is `maker`, but should be `read-only`.</text:p>
      <text:p text:style-name="Preformatted_20_Text"/>
      <text:p text:style-name="P2">---</text:p>
      <text:p text:style-name="Preformatted_20_Text"/>
      <text:p text:style-name="P2">### USER007</text:p>
      <text:p text:style-name="P2">- **system_a_access**: Access level matches (maker).</text:p>
      <text:p text:style-name="P2">- **system_b_access**: Access level matches (checker).</text:p>
      <text:p text:style-name="P2">- **system_c_access**: Access level matches (maker).</text:p>
      <text:p text:style-name="Preformatted_20_Text"/>
      <text:p text:style-name="P2">---</text:p>
      <text:p text:style-name="Preformatted_20_Text"><text:soft-page-break/></text:p>
      <text:p text:style-name="P2">### USER008</text:p>
      <text:p text:style-name="P2">- **system_a_access**: Access level matches (checker).</text:p>
      <text:p text:style-name="P2">- **system_b_access**: Access level matches (maker).</text:p>
      <text:p text:style-name="P2">- **system_c_access**: Discrepancy found. Actual access level is `read-only`, but should be `checker`.</text:p>
      <text:p text:style-name="Preformatted_20_Text"/>
      <text:p text:style-name="P2">---</text:p>
      <text:p text:style-name="Preformatted_20_Text"/>
      <text:p text:style-name="P2">### USER009</text:p>
      <text:p text:style-name="P2">- **system_a_access**: Discrepancy found. Actual access level is `checker`, but should be `read-only`.</text:p>
      <text:p text:style-name="P2">- **system_b_access**: Access level matches (checker).</text:p>
      <text:p text:style-name="P2">- **system_c_access**: Access level matches (read-only).</text:p>
      <text:p text:style-name="Preformatted_20_Text"/>
      <text:p text:style-name="P2">---</text:p>
      <text:p text:style-name="Preformatted_20_Text"/>
      <text:p text:style-name="P2">### USER010</text:p>
      <text:p text:style-name="P2">- **system_a_access**: Access level matches (maker).</text:p>
      <text:p text:style-name="P2">- **system_b_access**: Access level matches (read-only).</text:p>
      <text:p text:style-name="P2">- **system_c_access**: Discrepancy found. Actual access level is `maker`, but should be `checker`.</text:p>
      <text:p text:style-name="Preformatted_20_Text"/>
      <text:p text:style-name="P2">---</text:p>
      <text:p text:style-name="Preformatted_20_Text"/>
      <text:p text:style-name="P2">### USER021</text:p>
      <text:p text:style-name="P2">- **system_a_access**: Unauthorized access. Actual access level is `maker`, but user is unauthorized.</text:p>
      <text:p text:style-name="P2">- **system_b_access**: Unauthorized access. Actual access level is `read-only`, but user is unauthorized.</text:p>
      <text:p text:style-name="P2">- **system_c_access**: Unauthorized access. Actual access level is `checker`, but user is unauthorized.</text:p>
      <text:p text:style-name="Preformatted_20_Text"/>
      <text:p text:style-name="P2">---</text:p>
      <text:p text:style-name="Preformatted_20_Text"/>
      <text:p text:style-name="P2">### USER012</text:p>
      <text:p text:style-name="P2">- **system_a_access**: Access level matches (read-only).</text:p>
      <text:p text:style-name="P2">- **system_b_access**: Discrepancy found. Actual access level is `maker`, but should be `checker`.</text:p>
      <text:p text:style-name="P2">- **system_c_access**: Access level matches (maker).</text:p>
      <text:p text:style-name="Preformatted_20_Text"/>
      <text:p text:style-name="P2">---</text:p>
      <text:p text:style-name="Preformatted_20_Text"/>
      <text:p text:style-name="P2">### USER013</text:p>
      <text:p text:style-name="P2">- **system_a_access**: Access level matches (maker).</text:p>
      <text:p text:style-name="P2">- **system_b_access**: Access level matches (maker).</text:p>
      <text:p text:style-name="P2">- **system_c_access**: Access level matches (checker).</text:p>
      <text:p text:style-name="Preformatted_20_Text"/>
      <text:p text:style-name="P2">---</text:p>
      <text:p text:style-name="Preformatted_20_Text"/>
      <text:p text:style-name="P2">### USER014</text:p>
      <text:p text:style-name="P2">- **system_a_access**: Access level matches (checker).</text:p>
      <text:p text:style-name="P2">- **system_b_access**: Discrepancy found. Actual access level is `checker`, but should be `read-only`.</text:p>
      <text:p text:style-name="P2">- **system_c_access**: Access level matches (read-only).</text:p>
      <text:p text:style-name="Preformatted_20_Text"/>
      <text:p text:style-name="P2">---</text:p>
      <text:p text:style-name="Preformatted_20_Text"/>
      <text:p text:style-name="P2">### USER022</text:p>
      <text:p text:style-name="P2">- **system_a_access**: Unauthorized access. Actual access level is `read-only`, but user is unauthorized.</text:p>
      <text:p text:style-name="P2">- **system_b_access**: Unauthorized access. Actual access level is `maker`, but user is unauthorized.</text:p>
      <text:p text:style-name="P2"><text:soft-page-break/>- **system_c_access**: Unauthorized access. Actual access level is `maker`, but user is unauthorized.</text:p>
      <text:p text:style-name="Preformatted_20_Text"/>
      <text:p text:style-name="P2">---</text:p>
      <text:p text:style-name="Preformatted_20_Text"/>
      <text:p text:style-name="P2">### USER016</text:p>
      <text:p text:style-name="P2">- **system_a_access**: Access level matches (maker).</text:p>
      <text:p text:style-name="P2">- **system_b_access**: Discrepancy found. Actual access level is `maker`, but should be `checker`.</text:p>
      <text:p text:style-name="P2">- **system_c_access**: Access level matches (checker).</text:p>
      <text:p text:style-name="Preformatted_20_Text"/>
      <text:p text:style-name="P2">---</text:p>
      <text:p text:style-name="Preformatted_20_Text"/>
      <text:p text:style-name="P2">### USER017</text:p>
      <text:p text:style-name="P2">- **system_a_access**: Discrepancy found. Actual access level is `maker`, but should be `checker`.</text:p>
      <text:p text:style-name="P2">- **system_b_access**: Access level matches (maker).</text:p>
      <text:p text:style-name="P2">- **system_c_access**: Access level matches (read-only).</text:p>
      <text:p text:style-name="Preformatted_20_Text"/>
      <text:p text:style-name="P2">---</text:p>
      <text:p text:style-name="Preformatted_20_Text"/>
      <text:p text:style-name="P2">### USER018</text:p>
      <text:p text:style-name="P2">- **system_a_access**: Access level matches (read-only).</text:p>
      <text:p text:style-name="P2">- **system_b_access**: Access level matches (read-only).</text:p>
      <text:p text:style-name="P2">- **system_c_access**: Access level matches (maker).</text:p>
      <text:p text:style-name="Preformatted_20_Text"/>
      <text:p text:style-name="P2">---</text:p>
      <text:p text:style-name="Preformatted_20_Text"/>
      <text:p text:style-name="P2">### USER023</text:p>
      <text:p text:style-name="P2">- **system_a_access**: Unauthorized access. Actual access level is `maker`, but user is unauthorized.</text:p>
      <text:p text:style-name="P2">- **system_b_access**: Unauthorized access. Actual access level is `checker`, but user is unauthorized.</text:p>
      <text:p text:style-name="P2">- **system_c_access**: Unauthorized access. Actual access level is `read-only`, but user is unauthorized.</text:p>
      <text:p text:style-name="Preformatted_20_Text"/>
      <text:p text:style-name="P2">---</text:p>
      <text:p text:style-name="Preformatted_20_Text"/>
      <text:p text:style-name="P2">### USER024</text:p>
      <text:p text:style-name="P2">- **system_a_access**: Unauthorized access. Actual access level is `checker`, but user is unauthorized.</text:p>
      <text:p text:style-name="P2">- **system_b_access**: Unauthorized access. Actual access level is `maker`, but user is unauthorized.</text:p>
      <text:p text:style-name="P2">- **system_c_access**: Unauthorized access. Actual access level is `maker`, but user is unauthorized.</text:p>
      <text:p text:style-name="Preformatted_20_Text"/>
      <text:p text:style-name="P2">---</text:p>
      <text:p text:style-name="Preformatted_20_Text"/>
      <text:p text:style-name="P2">## Recommendations</text:p>
      <text:p text:style-name="P2">1. **Immediate Remediation**: Revoke unauthorized access for users `USER021`, `USER022`, `USER023`, and `USER024`.</text:p>
      <text:p text:style-name="P2">2. **Access Alignment**: Adjust access levels for users with discrepancies to match the authorized access matrix.</text:p>
      <text:p text:style-name="P2">3. **Periodic Reviews**: Conduct regular access reviews to ensure compliance with the access matrix.</text:p>
      <text:p text:style-name="Preformatted_20_Text"/>
      <text:p text:style-name="P2">---</text:p>
      <text:p text:style-name="Preformatted_20_Text"/>
      <text:p text:style-name="P2">This concludes the access review findings.</text:p>
      <text:p text:style-name="P2">```</text:p>
      <text:p text:style-name="Preformatted_20_Text"/>
      <text:p text:style-name="Preformatted_20_Text"/>
      <text:p text:style-name="Preformatted_20_Text"><text:span text:style-name="T5"># Agent:</text:span> <text:span text:style-name="T2">Transaction Limit Compliance Analyst</text:span></text:p>
      <text:p text:style-name="Preformatted_20_Text"><text:span text:style-name="T4">## Task:</text:span> <text:span text:style-name="T1">Analyze transaction approvals against authorized limits</text:span></text:p>
      <text:p text:style-name="Preformatted_20_Text"><text:soft-page-break/></text:p>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text:soft-page-break/>ERROR:crew:API error on attempt 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6: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7: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text:soft-page-break/>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8: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9: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10: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1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set_verbose=True'.</text:p>
      <text:p text:style-name="Preformatted_20_Text"><text:soft-page-break/></text:p>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1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1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1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15: litellm.APIError: APIError: DeepseekException - error - Expecting value: line 1 column 1 (char 0), Received response - &lt;APIResponse [200 OK] type=&lt;class <text:soft-page-break/>'openai.types.chat.chat_completion.ChatCompletion'&gt;&gt;, Type of response - &lt;class 'openai._legacy_response.LegacyAPIResponse'&gt;</text:p>
      <text:p text:style-name="Preformatted_20_Text"/>
      <text:p text:style-name="Preformatted_20_Text"/>
      <text:p text:style-name="Preformatted_20_Text"><text:span text:style-name="T5"># Agent:</text:span> <text:span text:style-name="T2">Transaction Limit Compliance Analyst</text:span></text:p>
      <text:p text:style-name="Preformatted_20_Text"><text:span text:style-name="T4">## Using tool:</text:span> <text:span text:style-name="T1">transalimit_review_tool</text:span></text:p>
      <text:p text:style-name="Preformatted_20_Text"><text:span text:style-name="T4">## Tool Input:</text:span> </text:p>
      <text:p text:style-name="P2">"{}"</text:p>
      <text:p text:style-name="Preformatted_20_Text"><text:span text:style-name="T4">## Tool Output:</text:span> </text:p>
      <text:p text:style-name="P2">{'transaction_0': {'transaction_amount': 175000, 'transaction_date': '2024-01-15', 'approved_users': ['USER008'], 'Analysis_Result': 'Transaction Amount Exceed user Approval Level for USER008'}, 'transaction_1': {'transaction_amount': 150000, 'transaction_date': '2024-01-16', 'approved_users': ['USER004'], 'Analysis_Result': 'Transaction is approved within the single approval limit of USER004'}, 'transaction_2': {'transaction_amount': 2500000, 'transaction_date': '2024-01-17', 'approved_users': ['USER001', 'USER002'], 'Analysis_Result': "Transaction is approved within the joint approval limit of users ['USER001', 'USER002']"}, 'transaction_3': {'transaction_amount': 120000, 'transaction_date': '2024-01-18', 'approved_users': ['USER009'], 'Analysis_Result': 'Transaction Amount Exceed user Approval Level for USER009'}, 'transaction_4': {'transaction_amount': 3500000, 'transaction_date': '2024-01-19', 'approved_users': ['USER003', 'USER004'], 'Analysis_Result': "Transaction is approved within the joint approval limit of users ['USER003', 'USER004']"}, 'transaction_5': {'transaction_amount': 450000, 'transaction_date': '2024-01-20', 'approved_users': ['USER007'], 'Analysis_Result': 'Transaction is approved within the single approval limit of USER007'}, 'transaction_6': {'transaction_amount': 1500000, 'transaction_date': '2024-01-21', 'approved_users': ['USER002', 'USER003'], 'Analysis_Result': "Transaction is approved within the joint approval limit of users ['USER002', 'USER003']"}, 'transaction_7': {'transaction_amount': 800000, 'transaction_date': '2024-01-22', 'approved_users': ['USER010'], 'Analysis_Result': 'Transaction Amount Exceed user Approval Level for USER010'}, 'transaction_8': {'transaction_amount': 4000000, 'transaction_date': '2024-01-23', 'approved_users': ['USER001', 'USER002', 'USER003'], 'Analysis_Result': "Transaction is approved within the joint approval limit of users ['USER001', 'USER002', 'USER003']"}, 'transaction_9': {'transaction_amount': 600000, 'transaction_date': '2024-01-24', 'approved_users': ['USER005'], 'Analysis_Result': 'Transaction Amount Exceed user Approval Level for USER005'}, 'transaction_10': {'transaction_amount': 2800000, 'transaction_date': '2024-01-25', 'approved_users': ['USER001', 'USER004'], 'Analysis_Result': "Transaction is approved within the joint approval limit of users ['USER001', 'USER004']"}, 'transaction_11': {'transaction_amount': 95000, 'transaction_date': '2024-01-26', 'approved_users': ['USER008'], 'Analysis_Result': 'Transaction is approved within the single approval limit of USER008'}, 'transaction_12': {'transaction_amount': 3200000, 'transaction_date': '2024-01-27', 'approved_users': ['USER002', 'USER003'], 'Analysis_Result': "Transaction is approved within the joint approval limit of users ['USER002', 'USER003']"}, 'transaction_13': {'transaction_amount': 175000, 'transaction_date': '2024-01-28', 'approved_users': ['USER006'], 'Analysis_Result': 'Transaction is approved within the single approval limit of USER006'}, 'transaction_14': {'transaction_amount': 5500000, 'transaction_date': '2024-01-29', 'approved_users': ['USER001', 'USER002', 'USER003'], 'Analysis_Result': "Transaction Amount Exceed the joint Approval Level of users ['USER001', 'USER002', 'USER003']"}}</text:p>
      <text:p text:style-name="Preformatted_20_Text"/>
      <text:p text:style-name="Preformatted_20_Text"/>
      <text:p text:style-name="Preformatted_20_Text"><text:span text:style-name="T5"># Agent:</text:span> <text:span text:style-name="T2">Transaction Limit Compliance Analyst</text:span></text:p>
      <text:p text:style-name="Preformatted_20_Text"><text:span text:style-name="T4">## Final Answer:</text:span> </text:p>
      <text:p text:style-name="P2"># Transaction Limit Compliance Analysis</text:p>
      <text:p text:style-name="Preformatted_20_Text"/>
      <text:p text:style-name="P2">## Summary of Findings</text:p>
      <text:p text:style-name="P2"><text:soft-page-break/>The analysis of transaction approvals against authorized limits revealed several discrepancies. Below is a detailed breakdown of the findings for each transaction:</text:p>
      <text:p text:style-name="Preformatted_20_Text"/>
      <text:p text:style-name="P2">---</text:p>
      <text:p text:style-name="Preformatted_20_Text"/>
      <text:p text:style-name="P2">### Transaction 0</text:p>
      <text:p text:style-name="P2">- **Transaction Amount**: 175,000</text:p>
      <text:p text:style-name="P2">- **Approved Users**: USER008</text:p>
      <text:p text:style-name="P2">- **Analysis Result**: Transaction Amount Exceeded USER008's Approval Level</text:p>
      <text:p text:style-name="Preformatted_20_Text"/>
      <text:p text:style-name="P2">---</text:p>
      <text:p text:style-name="Preformatted_20_Text"/>
      <text:p text:style-name="P2">### Transaction 1</text:p>
      <text:p text:style-name="P2">- **Transaction Amount**: 150,000</text:p>
      <text:p text:style-name="P2">- **Approved Users**: USER004</text:p>
      <text:p text:style-name="P2">- **Analysis Result**: Transaction is approved within the single approval limit of USER004</text:p>
      <text:p text:style-name="Preformatted_20_Text"/>
      <text:p text:style-name="P2">---</text:p>
      <text:p text:style-name="Preformatted_20_Text"/>
      <text:p text:style-name="P2">### Transaction 2</text:p>
      <text:p text:style-name="P2">- **Transaction Amount**: 2,500,000</text:p>
      <text:p text:style-name="P2">- **Approved Users**: USER001, USER002</text:p>
      <text:p text:style-name="P2">- **Analysis Result**: Transaction is approved within the joint approval limit of users USER001 and USER002</text:p>
      <text:p text:style-name="Preformatted_20_Text"/>
      <text:p text:style-name="P2">---</text:p>
      <text:p text:style-name="Preformatted_20_Text"/>
      <text:p text:style-name="P2">### Transaction 3</text:p>
      <text:p text:style-name="P2">- **Transaction Amount**: 120,000</text:p>
      <text:p text:style-name="P2">- **Approved Users**: USER009</text:p>
      <text:p text:style-name="P2">- **Analysis Result**: Transaction Amount Exceeded USER009's Approval Level</text:p>
      <text:p text:style-name="Preformatted_20_Text"/>
      <text:p text:style-name="P2">---</text:p>
      <text:p text:style-name="Preformatted_20_Text"/>
      <text:p text:style-name="P2">### Transaction 4</text:p>
      <text:p text:style-name="P2">- **Transaction Amount**: 3,500,000</text:p>
      <text:p text:style-name="P2">- **Approved Users**: USER003, USER004</text:p>
      <text:p text:style-name="P2">- **Analysis Result**: Transaction is approved within the joint approval limit of users USER003 and USER004</text:p>
      <text:p text:style-name="Preformatted_20_Text"/>
      <text:p text:style-name="P2">---</text:p>
      <text:p text:style-name="Preformatted_20_Text"/>
      <text:p text:style-name="P2">### Transaction 5</text:p>
      <text:p text:style-name="P2">- **Transaction Amount**: 450,000</text:p>
      <text:p text:style-name="P2">- **Approved Users**: USER007</text:p>
      <text:p text:style-name="P2">- **Analysis Result**: Transaction is approved within the single approval limit of USER007</text:p>
      <text:p text:style-name="Preformatted_20_Text"/>
      <text:p text:style-name="P2">---</text:p>
      <text:p text:style-name="Preformatted_20_Text"/>
      <text:p text:style-name="P2">### Transaction 6</text:p>
      <text:p text:style-name="P2">- **Transaction Amount**: 1,500,000</text:p>
      <text:p text:style-name="P2">- **Approved Users**: USER002, USER003</text:p>
      <text:p text:style-name="P2">- **Analysis Result**: Transaction is approved within the joint approval limit of users USER002 and USER003</text:p>
      <text:p text:style-name="Preformatted_20_Text"/>
      <text:p text:style-name="P2">---</text:p>
      <text:p text:style-name="Preformatted_20_Text"/>
      <text:p text:style-name="P2">### Transaction 7</text:p>
      <text:p text:style-name="P2">- **Transaction Amount**: 800,000</text:p>
      <text:p text:style-name="P2">- **Approved Users**: USER010</text:p>
      <text:p text:style-name="P2">- **Analysis Result**: Transaction Amount Exceeded USER010's Approval Level</text:p>
      <text:p text:style-name="Preformatted_20_Text"><text:soft-page-break/></text:p>
      <text:p text:style-name="P2">---</text:p>
      <text:p text:style-name="Preformatted_20_Text"/>
      <text:p text:style-name="P2">### Transaction 8</text:p>
      <text:p text:style-name="P2">- **Transaction Amount**: 4,000,000</text:p>
      <text:p text:style-name="P2">- **Approved Users**: USER001, USER002, USER003</text:p>
      <text:p text:style-name="P2">- **Analysis Result**: Transaction is approved within the joint approval limit of users USER001, USER002, and USER003</text:p>
      <text:p text:style-name="Preformatted_20_Text"/>
      <text:p text:style-name="P2">---</text:p>
      <text:p text:style-name="Preformatted_20_Text"/>
      <text:p text:style-name="P2">### Transaction 9</text:p>
      <text:p text:style-name="P2">- **Transaction Amount**: 600,000</text:p>
      <text:p text:style-name="P2">- **Approved Users**: USER005</text:p>
      <text:p text:style-name="P2">- **Analysis Result**: Transaction Amount Exceeded USER005's Approval Level</text:p>
      <text:p text:style-name="Preformatted_20_Text"/>
      <text:p text:style-name="P2">---</text:p>
      <text:p text:style-name="Preformatted_20_Text"/>
      <text:p text:style-name="P2">### Transaction 10</text:p>
      <text:p text:style-name="P2">- **Transaction Amount**: 2,800,000</text:p>
      <text:p text:style-name="P2">- **Approved Users**: USER001, USER004</text:p>
      <text:p text:style-name="P2">- **Analysis Result**: Transaction is approved within the joint approval limit of users USER001 and USER004</text:p>
      <text:p text:style-name="Preformatted_20_Text"/>
      <text:p text:style-name="P2">---</text:p>
      <text:p text:style-name="Preformatted_20_Text"/>
      <text:p text:style-name="P2">### Transaction 11</text:p>
      <text:p text:style-name="P2">- **Transaction Amount**: 95,000</text:p>
      <text:p text:style-name="P2">- **Approved Users**: USER008</text:p>
      <text:p text:style-name="P2">- **Analysis Result**: Transaction is approved within the single approval limit of USER008</text:p>
      <text:p text:style-name="Preformatted_20_Text"/>
      <text:p text:style-name="P2">---</text:p>
      <text:p text:style-name="Preformatted_20_Text"/>
      <text:p text:style-name="P2">### Transaction 12</text:p>
      <text:p text:style-name="P2">- **Transaction Amount**: 3,200,000</text:p>
      <text:p text:style-name="P2">- **Approved Users**: USER002, USER003</text:p>
      <text:p text:style-name="P2">- **Analysis Result**: Transaction is approved within the joint approval limit of users USER002 and USER003</text:p>
      <text:p text:style-name="Preformatted_20_Text"/>
      <text:p text:style-name="P2">---</text:p>
      <text:p text:style-name="Preformatted_20_Text"/>
      <text:p text:style-name="P2">### Transaction 13</text:p>
      <text:p text:style-name="P2">- **Transaction Amount**: 175,000</text:p>
      <text:p text:style-name="P2">- **Approved Users**: USER006</text:p>
      <text:p text:style-name="P2">- **Analysis Result**: Transaction is approved within the single approval limit of USER006</text:p>
      <text:p text:style-name="Preformatted_20_Text"/>
      <text:p text:style-name="P2">---</text:p>
      <text:p text:style-name="Preformatted_20_Text"/>
      <text:p text:style-name="P2">### Transaction 14</text:p>
      <text:p text:style-name="P2">- **Transaction Amount**: 5,500,000</text:p>
      <text:p text:style-name="P2">- **Approved Users**: USER001, USER002, USER003</text:p>
      <text:p text:style-name="P2">- **Analysis Result**: Transaction Amount Exceeded the joint Approval Level of users USER001, USER002, and USER003</text:p>
      <text:p text:style-name="Preformatted_20_Text"/>
      <text:p text:style-name="P2">---</text:p>
      <text:p text:style-name="Preformatted_20_Text"/>
      <text:p text:style-name="P2">## Recommendations</text:p>
      <text:p text:style-name="P2">1. **Immediate Remediation**: Revoke or adjust approval limits for users who exceeded their authorized levels (USER008, USER009, USER010, USER005).</text:p>
      <text:p text:style-name="P2">2. **Access Alignment**: Ensure all transactions are approved within the authorized limits of the approving users.</text:p>
      <text:p text:style-name="P2"><text:soft-page-break/>3. **Periodic Reviews**: Conduct regular reviews of transaction approvals to ensure compliance with authorized limits.</text:p>
      <text:p text:style-name="Preformatted_20_Text"/>
      <text:p text:style-name="P2">---</text:p>
      <text:p text:style-name="Preformatted_20_Text"/>
      <text:p text:style-name="P2">This concludes the transaction limit compliance analysis.</text:p>
      <text:p text:style-name="P2">```</text:p>
      <text:p text:style-name="Preformatted_20_Text"/>
      <text:p text:style-name="Preformatted_20_Text"/>
      <text:p text:style-name="Preformatted_20_Text"><text:span text:style-name="T5"># Agent:</text:span> <text:span text:style-name="T2">Change Management Compliance Analyst</text:span></text:p>
      <text:p text:style-name="Preformatted_20_Text"><text:span text:style-name="T4">## Task:</text:span> <text:span text:style-name="T1">Verify change management compliance and identify potential process violations</text:span></text:p>
      <text:p text:style-name="Preformatted_20_Text">ERROR:opentelemetry.sdk.trace.export:Exception while exporting Span batch.</text:p>
      <text:p text:style-name="Preformatted_20_Text">Traceback (most recent call last):</text:p>
      <text:p text:style-name="Preformatted_20_Text"><text:s text:c="2"/>File "/home/ayman/Documents/GitHub/ai_logicalaccess_crew/larc/.venv/lib/python3.12/site-packages/urllib3/connectionpool.py", line 787, in urlopen</text:p>
      <text:p text:style-name="Preformatted_20_Text"><text:s text:c="4"/>response = self._make_request(</text:p>
      <text:p text:style-name="Preformatted_20_Text"><text:s text:c="15"/>^^^^^^^^^^^^^^^^^^^</text:p>
      <text:p text:style-name="Preformatted_20_Text"><text:s text:c="2"/>File "/home/ayman/Documents/GitHub/ai_logicalaccess_crew/larc/.venv/lib/python3.12/site-packages/urllib3/connectionpool.py", line 534, in _make_request</text:p>
      <text:p text:style-name="Preformatted_20_Text"><text:s text:c="4"/>response = conn.getresponse()</text:p>
      <text:p text:style-name="Preformatted_20_Text"><text:s text:c="15"/>^^^^^^^^^^^^^^^^^^</text:p>
      <text:p text:style-name="Preformatted_20_Text"><text:s text:c="2"/>File "/home/ayman/Documents/GitHub/ai_logicalaccess_crew/larc/.venv/lib/python3.12/site-packages/urllib3/connection.py", line 516, in getresponse</text:p>
      <text:p text:style-name="Preformatted_20_Text"><text:s text:c="4"/>httplib_response = super().getresponse()</text:p>
      <text:p text:style-name="Preformatted_20_Text"><text:s text:c="23"/>^^^^^^^^^^^^^^^^^^^^^</text:p>
      <text:p text:style-name="Preformatted_20_Text"><text:s text:c="2"/>File "/home/ayman/anaconda3/envs/larp/lib/python3.12/http/client.py", line 1428, in getresponse</text:p>
      <text:p text:style-name="Preformatted_20_Text"><text:s text:c="4"/>response.begin()</text:p>
      <text:p text:style-name="Preformatted_20_Text"><text:s text:c="2"/>File "/home/ayman/anaconda3/envs/larp/lib/python3.12/http/client.py", line 331, in begin</text:p>
      <text:p text:style-name="Preformatted_20_Text"><text:s text:c="4"/>version, status, reason = self._read_status()</text:p>
      <text:p text:style-name="Preformatted_20_Text"><text:s text:c="30"/>^^^^^^^^^^^^^^^^^^^</text:p>
      <text:p text:style-name="Preformatted_20_Text"><text:s text:c="2"/>File "/home/ayman/anaconda3/envs/larp/lib/python3.12/http/client.py", line 300, in _read_status</text:p>
      <text:p text:style-name="Preformatted_20_Text"><text:s text:c="4"/>raise RemoteDisconnected("Remote end closed connection without"</text:p>
      <text:p text:style-name="Preformatted_20_Text">http.client.RemoteDisconnected: Remote end closed connection without response</text:p>
      <text:p text:style-name="Preformatted_20_Text"/>
      <text:p text:style-name="Preformatted_20_Text">During handling of the above exception, another exception occurred:</text:p>
      <text:p text:style-name="Preformatted_20_Text"/>
      <text:p text:style-name="Preformatted_20_Text">Traceback (most recent call last):</text:p>
      <text:p text:style-name="Preformatted_20_Text"><text:s text:c="2"/>File "/home/ayman/Documents/GitHub/ai_logicalaccess_crew/larc/.venv/lib/python3.12/site-packages/requests/adapters.py", line 667, in send</text:p>
      <text:p text:style-name="Preformatted_20_Text"><text:s text:c="4"/>resp = conn.urlopen(</text:p>
      <text:p text:style-name="Preformatted_20_Text"><text:s text:c="11"/>^^^^^^^^^^^^^</text:p>
      <text:p text:style-name="Preformatted_20_Text"><text:s text:c="2"/>File "/home/ayman/Documents/GitHub/ai_logicalaccess_crew/larc/.venv/lib/python3.12/site-packages/urllib3/connectionpool.py", line 841, in urlopen</text:p>
      <text:p text:style-name="Preformatted_20_Text"><text:s text:c="4"/>retries = retries.increment(</text:p>
      <text:p text:style-name="Preformatted_20_Text"><text:s text:c="14"/>^^^^^^^^^^^^^^^^^^</text:p>
      <text:p text:style-name="Preformatted_20_Text"><text:s text:c="2"/>File "/home/ayman/Documents/GitHub/ai_logicalaccess_crew/larc/.venv/lib/python3.12/site-packages/urllib3/util/retry.py", line 474, in increment</text:p>
      <text:p text:style-name="Preformatted_20_Text"><text:s text:c="4"/>raise reraise(type(error), error, _stacktrace)</text:p>
      <text:p text:style-name="Preformatted_20_Text"><text:s text:c="10"/>^^^^^^^^^^^^^^^^^^^^^^^^^^^^^^^^^^^^^^^^</text:p>
      <text:p text:style-name="Preformatted_20_Text"><text:s text:c="2"/>File "/home/ayman/Documents/GitHub/ai_logicalaccess_crew/larc/.venv/lib/python3.12/site-packages/urllib3/util/util.py", line 38, in reraise</text:p>
      <text:p text:style-name="Preformatted_20_Text"><text:s text:c="4"/>raise value.with_traceback(tb)</text:p>
      <text:p text:style-name="Preformatted_20_Text"><text:s text:c="2"/>File "/home/ayman/Documents/GitHub/ai_logicalaccess_crew/larc/.venv/lib/python3.12/site-packages/urllib3/connectionpool.py", line 787, in urlopen</text:p>
      <text:p text:style-name="Preformatted_20_Text"><text:s text:c="4"/>response = self._make_request(</text:p>
      <text:p text:style-name="Preformatted_20_Text"><text:s text:c="15"/>^^^^^^^^^^^^^^^^^^^</text:p>
      <text:p text:style-name="Preformatted_20_Text"><text:s text:c="2"/>File "/home/ayman/Documents/GitHub/ai_logicalaccess_crew/larc/.venv/lib/python3.12/site-packages/urllib3/connectionpool.py", line 534, in _make_request</text:p>
      <text:p text:style-name="Preformatted_20_Text"><text:s text:c="4"/>response = conn.getresponse()</text:p>
      <text:p text:style-name="Preformatted_20_Text"><text:s text:c="15"/>^^^^^^^^^^^^^^^^^^</text:p>
      <text:p text:style-name="Preformatted_20_Text"><text:soft-page-break/><text:s text:c="2"/>File "/home/ayman/Documents/GitHub/ai_logicalaccess_crew/larc/.venv/lib/python3.12/site-packages/urllib3/connection.py", line 516, in getresponse</text:p>
      <text:p text:style-name="Preformatted_20_Text"><text:s text:c="4"/>httplib_response = super().getresponse()</text:p>
      <text:p text:style-name="Preformatted_20_Text"><text:s text:c="23"/>^^^^^^^^^^^^^^^^^^^^^</text:p>
      <text:p text:style-name="Preformatted_20_Text"><text:s text:c="2"/>File "/home/ayman/anaconda3/envs/larp/lib/python3.12/http/client.py", line 1428, in getresponse</text:p>
      <text:p text:style-name="Preformatted_20_Text"><text:s text:c="4"/>response.begin()</text:p>
      <text:p text:style-name="Preformatted_20_Text"><text:s text:c="2"/>File "/home/ayman/anaconda3/envs/larp/lib/python3.12/http/client.py", line 331, in begin</text:p>
      <text:p text:style-name="Preformatted_20_Text"><text:s text:c="4"/>version, status, reason = self._read_status()</text:p>
      <text:p text:style-name="Preformatted_20_Text"><text:s text:c="30"/>^^^^^^^^^^^^^^^^^^^</text:p>
      <text:p text:style-name="Preformatted_20_Text"><text:s text:c="2"/>File "/home/ayman/anaconda3/envs/larp/lib/python3.12/http/client.py", line 300, in _read_status</text:p>
      <text:p text:style-name="Preformatted_20_Text"><text:s text:c="4"/>raise RemoteDisconnected("Remote end closed connection without"</text:p>
      <text:p text:style-name="Preformatted_20_Text">urllib3.exceptions.ProtocolError: ('Connection aborted.', RemoteDisconnected('Remote end closed connection without response'))</text:p>
      <text:p text:style-name="Preformatted_20_Text"/>
      <text:p text:style-name="Preformatted_20_Text">During handling of the above exception, another exception occurred:</text:p>
      <text:p text:style-name="Preformatted_20_Text"/>
      <text:p text:style-name="Preformatted_20_Text">Traceback (most recent call last):</text:p>
      <text:p text:style-name="Preformatted_20_Text"><text:s text:c="2"/>File "/home/ayman/Documents/GitHub/ai_logicalaccess_crew/larc/.venv/lib/python3.12/site-packages/opentelemetry/sdk/trace/export/__init__.py", line 360, in _export_batch</text:p>
      <text:p text:style-name="Preformatted_20_Text"><text:s text:c="4"/>self.span_exporter.export(self.spans_list[:idx]) <text:s/># type: ignore</text:p>
      <text:p text:style-name="Preformatted_20_Text"><text:s text:c="4"/>^^^^^^^^^^^^^^^^^^^^^^^^^^^^^^^^^^^^^^^^^^^^^^^^</text:p>
      <text:p text:style-name="Preformatted_20_Text"><text:s text:c="2"/>File "/home/ayman/Documents/GitHub/ai_logicalaccess_crew/larc/.venv/lib/python3.12/site-packages/opentelemetry/exporter/otlp/proto/http/trace_exporter/__init__.py", line 189, in export</text:p>
      <text:p text:style-name="Preformatted_20_Text"><text:s text:c="4"/>return self._export_serialized_spans(serialized_data)</text:p>
      <text:p text:style-name="Preformatted_20_Text"><text:s text:c="11"/>^^^^^^^^^^^^^^^^^^^^^^^^^^^^^^^^^^^^^^^^^^^^^^</text:p>
      <text:p text:style-name="Preformatted_20_Text"><text:s text:c="2"/>File "/home/ayman/Documents/GitHub/ai_logicalaccess_crew/larc/.venv/lib/python3.12/site-packages/opentelemetry/exporter/otlp/proto/http/trace_exporter/__init__.py", line 159, in _export_serialized_spans</text:p>
      <text:p text:style-name="Preformatted_20_Text"><text:s text:c="4"/>resp = self._export(serialized_data)</text:p>
      <text:p text:style-name="Preformatted_20_Text"><text:s text:c="11"/>^^^^^^^^^^^^^^^^^^^^^^^^^^^^^</text:p>
      <text:p text:style-name="Preformatted_20_Text"><text:s text:c="2"/>File "/home/ayman/Documents/GitHub/ai_logicalaccess_crew/larc/.venv/lib/python3.12/site-packages/opentelemetry/exporter/otlp/proto/http/trace_exporter/__init__.py", line 133, in _export</text:p>
      <text:p text:style-name="Preformatted_20_Text"><text:s text:c="4"/>return self._session.post(</text:p>
      <text:p text:style-name="Preformatted_20_Text"><text:s text:c="11"/>^^^^^^^^^^^^^^^^^^^</text:p>
      <text:p text:style-name="Preformatted_20_Text"><text:s text:c="2"/>File "/home/ayman/Documents/GitHub/ai_logicalaccess_crew/larc/.venv/lib/python3.12/site-packages/requests/sessions.py", line 637, in post</text:p>
      <text:p text:style-name="Preformatted_20_Text"><text:s text:c="4"/>return self.request("POST", url, data=data, json=json, **kwargs)</text:p>
      <text:p text:style-name="Preformatted_20_Text"><text:s text:c="11"/>^^^^^^^^^^^^^^^^^^^^^^^^^^^^^^^^^^^^^^^^^^^^^^^^^^^^^^^^^</text:p>
      <text:p text:style-name="Preformatted_20_Text"><text:s text:c="2"/>File "/home/ayman/Documents/GitHub/ai_logicalaccess_crew/larc/.venv/lib/python3.12/site-packages/requests/sessions.py", line 589, in request</text:p>
      <text:p text:style-name="Preformatted_20_Text"><text:s text:c="4"/>resp = self.send(prep, **send_kwargs)</text:p>
      <text:p text:style-name="Preformatted_20_Text"><text:s text:c="11"/>^^^^^^^^^^^^^^^^^^^^^^^^^^^^^^</text:p>
      <text:p text:style-name="Preformatted_20_Text"><text:s text:c="2"/>File "/home/ayman/Documents/GitHub/ai_logicalaccess_crew/larc/.venv/lib/python3.12/site-packages/requests/sessions.py", line 703, in send</text:p>
      <text:p text:style-name="Preformatted_20_Text"><text:s text:c="4"/>r = adapter.send(request, **kwargs)</text:p>
      <text:p text:style-name="Preformatted_20_Text"><text:s text:c="8"/>^^^^^^^^^^^^^^^^^^^^^^^^^^^^^^^</text:p>
      <text:p text:style-name="Preformatted_20_Text"><text:s text:c="2"/>File "/home/ayman/Documents/GitHub/ai_logicalaccess_crew/larc/.venv/lib/python3.12/site-packages/requests/adapters.py", line 682, in send</text:p>
      <text:p text:style-name="Preformatted_20_Text"><text:s text:c="4"/>raise ConnectionError(err, request=request)</text:p>
      <text:p text:style-name="Preformatted_20_Text">requests.exceptions.ConnectionError: ('Connection aborted.', RemoteDisconnected('Remote end closed connection without response'))</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text:soft-page-break/>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set_verbose=True'.</text:p>
      <text:p text:style-name="Preformatted_20_Text"><text:soft-page-break/></text:p>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6: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7: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8: litellm.APIError: APIError: DeepseekException - error - Expecting value: line 1 column 1 (char 0), Received response - &lt;APIResponse [200 OK] type=&lt;class <text:soft-page-break/>'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9: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10: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1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text:soft-page-break/>'openai.types.chat.chat_completion.ChatCompletion'&gt;&gt;, Type of response - &lt;class 'openai._legacy_response.LegacyAPIResponse'&gt;</text:p>
      <text:p text:style-name="Preformatted_20_Text">ERROR:crew:API error on attempt 1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text:span text:style-name="T5"># Agent:</text:span> <text:span text:style-name="T2">Change Management Compliance Analyst</text:span></text:p>
      <text:p text:style-name="Preformatted_20_Text"><text:span text:style-name="T4">## Using tool:</text:span> <text:span text:style-name="T1">change_management_verification_tool</text:span></text:p>
      <text:p text:style-name="Preformatted_20_Text"><text:span text:style-name="T4">## Tool Input:</text:span> </text:p>
      <text:p text:style-name="P2">"{}"</text:p>
      <text:p text:style-name="Preformatted_20_Text"><text:span text:style-name="T4">## Tool Output:</text:span> </text:p>
      <text:p text:style-name="P2">[{'date_time': '2024-01-14 09:30:00', 'component_modified': 'UserAccessModule', 'modified_by_user': 'USER001', 'Verification_Results': 'Audit trail record date is found with the authorized user: USER001; however - it might be a change management violation as there were no change tickets found that satisfy the change management SLA.'}, {'date_time': '2024-01-15 04:20:00', 'component_modified': 'SecuritySettings', 'modified_by_user': 'USER004', 'Verification_Results': 'Audit trail record date is found with the authorized user: USER004; however - it might be a change management violation as there were no change tickets found that satisfy the change management SLA.'}, {'date_time': '2024-01-19 11:45:00', 'component_modified': 'DatabaseConfig', 'modified_by_user': 'USER002', 'Verification_Results': 'Audit trail record relies on change ticket: CHG003 and was carried out by the authorized user: USER002'}, {'date_time': '2024-01-16 18:30:00', 'component_modified': 'NetworkSettings', 'modified_by_user': 'USER007', 'Verification_Results': 'Audit trail record relies on change ticket: CHG004 and was carried out by the authorized user: USER007'}, {'date_time': '2024-01-17 11:15:00', 'component_modified': 'APIEndpoints', 'modified_by_user': 'USER003', 'Verification_Results': 'Audit trail record relies on change ticket: CHG005 and was carried out by the authorized user: USER003'}, {'date_time': '2024-01-17 17:40:00', 'component_modified': 'LoggingSystem', 'modified_by_user': 'USER005', 'Verification_Results': 'Audit trail record relies on change ticket: CHG006 and was carried out by the authorized user: USER005'}, {'date_time': '2024-10-18 09:00:00', 'component_modified': 'UserInterface', 'modified_by_user': 'USER008', 'Verification_Results': 'Audit trail record date is found with the authorized user: USER008; however - it might be a change management violation as there were no change tickets found that satisfy the change management SLA.'}, {'date_time': '2024-01-18 23:25:00', 'component_modified': 'BackupSystem', 'modified_by_user': 'USER006', 'Verification_Results': 'Audit trail record relies on change ticket: CHG008 and was carried out by the authorized user: USER006'}, {'date_time': '2024-02-19 11:30:00', 'component_modified': 'AuthModule', 'modified_by_user': 'USER001', 'Verification_Results': 'Audit trail record date is found with the authorized user: USER001; however - it might be a change management violation as there were no change tickets found that satisfy the change management SLA.'}, {'date_time': '2024-01-19 06:15:00', 'component_modified': 'ReportingEngine', 'modified_by_user': 'USER004', 'Verification_Results': 'Audit trail record date is found with the authorized user: USER004; however - it might be a change management violation as there were no change tickets found that satisfy the change management SLA.'}, {'date_time': '2024-01-20 11:45:00', 'component_modified': 'DataProcessor', 'modified_by_user': 'USER009', 'Verification_Results': 'Audit trail record date is found linked to change ticket: CHG011, however the change was carried out by the unauthorized user: USER009 - while it should have been carried out by: USER002'}, {'date_time': '2024-01-20 19:20:00', 'component_modified': 'SecurityModule', 'modified_by_user': 'USER002', 'Verification_Results': 'Audit trail record date is found linked to change ticket: CHG012, however the change was carried out by the unauthorized user: USER002 - while it should have been carried out by: USER005'}, {'date_time': '2024-01-21 10:15:00', 'component_modified': 'ConfigSettings', 'modified_by_user': 'USER005', 'Verification_Results': 'Audit trail record date is found linked to change ticket: CHG013, however the change was carried out by the unauthorized user: USER005 - while it should have been <text:soft-page-break/>carried out by: USER007'}, {'date_time': '2024-01-21 19:50:00', 'component_modified': 'UserManagement', 'modified_by_user': 'USER003', 'Verification_Results': 'Audit trail record relies on change ticket: CHG014 and was carried out by the authorized user: USER003'}, {'date_time': '2024-01-29 10:30:00', 'component_modified': 'APIGateway', 'modified_by_user': 'USER007', 'Verification_Results': 'Could not find any change ticket that is related to this audit trail record.'}, {'date_time': '2024-01-22 15:45:00', 'component_modified': 'DatabaseIndex', 'modified_by_user': 'USER001', 'Verification_Results': 'Could not find any change ticket that is related to this audit trail record.'}, {'date_time': '2024-01-23 09:45:00', 'component_modified': 'AccessControl', 'modified_by_user': 'USER006', 'Verification_Results': 'Could not find any change ticket that is related to this audit trail record.'}, {'date_time': '2024-01-23 14:30:00', 'component_modified': 'SystemCore', 'modified_by_user': 'USER004', 'Verification_Results': 'Could not find any change ticket that is related to this audit trail record.'}, {'date_time': '2024-01-24 11:00:00', 'component_modified': 'LogAnalyzer', 'modified_by_user': 'USER008', 'Verification_Results': 'Could not find any change ticket that is related to this audit trail record.'}, {'date_time': '2024-01-24 16:00:00', 'component_modified': 'WebService', 'modified_by_user': 'USER002', 'Verification_Results': 'Could not find any change ticket that is related to this audit trail record.'}]</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text:soft-page-break/>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text:span text:style-name="T5"># Agent:</text:span> <text:span text:style-name="T2">Change Management Compliance Analyst</text:span></text:p>
      <text:p text:style-name="Preformatted_20_Text"><text:span text:style-name="T4">## Final Answer:</text:span> </text:p>
      <text:p text:style-name="P2"># Change Management Audit Findings</text:p>
      <text:p text:style-name="Preformatted_20_Text"/>
      <text:p text:style-name="P2">## Summary of Findings</text:p>
      <text:p text:style-name="P2">The analysis of audit trail records against change tickets revealed several discrepancies and potential violations of change management policies. Below is a detailed breakdown of the findings:</text:p>
      <text:p text:style-name="Preformatted_20_Text"/>
      <text:p text:style-name="P2">---</text:p>
      <text:p text:style-name="Preformatted_20_Text"/>
      <text:p text:style-name="P2">### Audit Trail Record 1</text:p>
      <text:p text:style-name="P2">- **Date/Time**: 2024-01-14 09:30:00</text:p>
      <text:p text:style-name="P2">- **Component Modified**: UserAccessModule</text:p>
      <text:p text:style-name="P2">- **Modified By User**: USER001</text:p>
      <text:p text:style-name="P2">- **Verification Result**: Audit trail record date is found with the authorized user: USER001; however, it might be a change management violation as there were no change tickets found that satisfy the change management SLA.</text:p>
      <text:p text:style-name="Preformatted_20_Text"><text:soft-page-break/></text:p>
      <text:p text:style-name="P2">---</text:p>
      <text:p text:style-name="Preformatted_20_Text"/>
      <text:p text:style-name="P2">### Audit Trail Record 2</text:p>
      <text:p text:style-name="P2">- **Date/Time**: 2024-01-15 04:20:00</text:p>
      <text:p text:style-name="P2">- **Component Modified**: SecuritySettings</text:p>
      <text:p text:style-name="P2">- **Modified By User**: USER004</text:p>
      <text:p text:style-name="P2">- **Verification Result**: Audit trail record date is found with the authorized user: USER004; however, it might be a change management violation as there were no change tickets found that satisfy the change management SLA.</text:p>
      <text:p text:style-name="Preformatted_20_Text"/>
      <text:p text:style-name="P2">---</text:p>
      <text:p text:style-name="Preformatted_20_Text"/>
      <text:p text:style-name="P2">### Audit Trail Record 3</text:p>
      <text:p text:style-name="P2">- **Date/Time**: 2024-01-19 11:45:00</text:p>
      <text:p text:style-name="P2">- **Component Modified**: DatabaseConfig</text:p>
      <text:p text:style-name="P2">- **Modified By User**: USER002</text:p>
      <text:p text:style-name="P2">- **Verification Result**: Audit trail record relies on change ticket: CHG003 and was carried out by the authorized user: USER002.</text:p>
      <text:p text:style-name="Preformatted_20_Text"/>
      <text:p text:style-name="P2">---</text:p>
      <text:p text:style-name="Preformatted_20_Text"/>
      <text:p text:style-name="P2">### Audit Trail Record 4</text:p>
      <text:p text:style-name="P2">- **Date/Time**: 2024-01-16 18:30:00</text:p>
      <text:p text:style-name="P2">- **Component Modified**: NetworkSettings</text:p>
      <text:p text:style-name="P2">- **Modified By User**: USER007</text:p>
      <text:p text:style-name="P2">- **Verification Result**: Audit trail record relies on change ticket: CHG004 and was carried out by the authorized user: USER007.</text:p>
      <text:p text:style-name="Preformatted_20_Text"/>
      <text:p text:style-name="P2">---</text:p>
      <text:p text:style-name="Preformatted_20_Text"/>
      <text:p text:style-name="P2">### Audit Trail Record 5</text:p>
      <text:p text:style-name="P2">- **Date/Time**: 2024-01-17 11:15:00</text:p>
      <text:p text:style-name="P2">- **Component Modified**: APIEndpoints</text:p>
      <text:p text:style-name="P2">- **Modified By User**: USER003</text:p>
      <text:p text:style-name="P2">- **Verification Result**: Audit trail record relies on change ticket: CHG005 and was carried out by the authorized user: USER003.</text:p>
      <text:p text:style-name="Preformatted_20_Text"/>
      <text:p text:style-name="P2">---</text:p>
      <text:p text:style-name="Preformatted_20_Text"/>
      <text:p text:style-name="P2">### Audit Trail Record 6</text:p>
      <text:p text:style-name="P2">- **Date/Time**: 2024-01-17 17:40:00</text:p>
      <text:p text:style-name="P2">- **Component Modified**: LoggingSystem</text:p>
      <text:p text:style-name="P2">- **Modified By User**: USER005</text:p>
      <text:p text:style-name="P2">- **Verification Result**: Audit trail record relies on change ticket: CHG006 and was carried out by the authorized user: USER005.</text:p>
      <text:p text:style-name="Preformatted_20_Text"/>
      <text:p text:style-name="P2">---</text:p>
      <text:p text:style-name="Preformatted_20_Text"/>
      <text:p text:style-name="P2">### Audit Trail Record 7</text:p>
      <text:p text:style-name="P2">- **Date/Time**: 2024-10-18 09:00:00</text:p>
      <text:p text:style-name="P2">- **Component Modified**: UserInterface</text:p>
      <text:p text:style-name="P2">- **Modified By User**: USER008</text:p>
      <text:p text:style-name="P2">- **Verification Result**: Audit trail record date is found with the authorized user: USER008; however, it might be a change management violation as there were no change tickets found that satisfy the change management SLA.</text:p>
      <text:p text:style-name="Preformatted_20_Text"/>
      <text:p text:style-name="P2">---</text:p>
      <text:p text:style-name="Preformatted_20_Text"/>
      <text:p text:style-name="P2">### Audit Trail Record 8</text:p>
      <text:p text:style-name="P2">- **Date/Time**: 2024-01-18 23:25:00</text:p>
      <text:p text:style-name="P2">- **Component Modified**: BackupSystem</text:p>
      <text:p text:style-name="P2">- **Modified By User**: USER006</text:p>
      <text:p text:style-name="P2"><text:soft-page-break/>- **Verification Result**: Audit trail record relies on change ticket: CHG008 and was carried out by the authorized user: USER006.</text:p>
      <text:p text:style-name="Preformatted_20_Text"/>
      <text:p text:style-name="P2">---</text:p>
      <text:p text:style-name="Preformatted_20_Text"/>
      <text:p text:style-name="P2">### Audit Trail Record 9</text:p>
      <text:p text:style-name="P2">- **Date/Time**: 2024-02-19 11:30:00</text:p>
      <text:p text:style-name="P2">- **Component Modified**: AuthModule</text:p>
      <text:p text:style-name="P2">- **Modified By User**: USER001</text:p>
      <text:p text:style-name="P2">- **Verification Result**: Audit trail record date is found with the authorized user: USER001; however, it might be a change management violation as there were no change tickets found that satisfy the change management SLA.</text:p>
      <text:p text:style-name="Preformatted_20_Text"/>
      <text:p text:style-name="P2">---</text:p>
      <text:p text:style-name="Preformatted_20_Text"/>
      <text:p text:style-name="P2">### Audit Trail Record 10</text:p>
      <text:p text:style-name="P2">- **Date/Time**: 2024-01-19 06:15:00</text:p>
      <text:p text:style-name="P2">- **Component Modified**: ReportingEngine</text:p>
      <text:p text:style-name="P2">- **Modified By User**: USER004</text:p>
      <text:p text:style-name="P2">- **Verification Result**: Audit trail record date is found with the authorized user: USER004; however, it might be a change management violation as there were no change tickets found that satisfy the change management SLA.</text:p>
      <text:p text:style-name="Preformatted_20_Text"/>
      <text:p text:style-name="P2">---</text:p>
      <text:p text:style-name="Preformatted_20_Text"/>
      <text:p text:style-name="P2">### Audit Trail Record 11</text:p>
      <text:p text:style-name="P2">- **Date/Time**: 2024-01-20 11:45:00</text:p>
      <text:p text:style-name="P2">- **Component Modified**: DataProcessor</text:p>
      <text:p text:style-name="P2">- **Modified By User**: USER009</text:p>
      <text:p text:style-name="P2">- **Verification Result**: Audit trail record date is found linked to change ticket: CHG011, however the change was carried out by the unauthorized user: USER009 - while it should have been carried out by: USER002.</text:p>
      <text:p text:style-name="Preformatted_20_Text"/>
      <text:p text:style-name="P2">---</text:p>
      <text:p text:style-name="Preformatted_20_Text"/>
      <text:p text:style-name="P2">### Audit Trail Record 12</text:p>
      <text:p text:style-name="P2">- **Date/Time**: 2024-01-20 19:20:00</text:p>
      <text:p text:style-name="P2">- **Component Modified**: SecurityModule</text:p>
      <text:p text:style-name="P2">- **Modified By User**: USER002</text:p>
      <text:p text:style-name="P2">- **Verification Result**: Audit trail record date is found linked to change ticket: CHG012, however the change was carried out by the unauthorized user: USER002 - while it should have been carried out by: USER005.</text:p>
      <text:p text:style-name="Preformatted_20_Text"/>
      <text:p text:style-name="P2">---</text:p>
      <text:p text:style-name="Preformatted_20_Text"/>
      <text:p text:style-name="P2">### Audit Trail Record 13</text:p>
      <text:p text:style-name="P2">- **Date/Time**: 2024-01-21 10:15:00</text:p>
      <text:p text:style-name="P2">- **Component Modified**: ConfigSettings</text:p>
      <text:p text:style-name="P2">- **Modified By User**: USER005</text:p>
      <text:p text:style-name="P2">- **Verification Result**: Audit trail record date is found linked to change ticket: CHG013, however the change was carried out by the unauthorized user: USER005 - while it should have been carried out by: USER007.</text:p>
      <text:p text:style-name="Preformatted_20_Text"/>
      <text:p text:style-name="P2">---</text:p>
      <text:p text:style-name="Preformatted_20_Text"/>
      <text:p text:style-name="P2">### Audit Trail Record 14</text:p>
      <text:p text:style-name="P2">- **Date/Time**: 2024-01-21 19:50:00</text:p>
      <text:p text:style-name="P2">- **Component Modified**: UserManagement</text:p>
      <text:p text:style-name="P2">- **Modified By User**: USER003</text:p>
      <text:p text:style-name="P2">- **Verification Result**: Audit trail record relies on change ticket: CHG014 and was carried out by the authorized user: USER003.</text:p>
      <text:p text:style-name="Preformatted_20_Text"/>
      <text:p text:style-name="P2">---</text:p>
      <text:p text:style-name="Preformatted_20_Text"/>
      <text:p text:style-name="P2"><text:soft-page-break/>### Audit Trail Record 15</text:p>
      <text:p text:style-name="P2">- **Date/Time**: 2024-01-29 10:30:00</text:p>
      <text:p text:style-name="P2">- **Component Modified**: APIGateway</text:p>
      <text:p text:style-name="P2">- **Modified By User**: USER007</text:p>
      <text:p text:style-name="P2">- **Verification Result**: Could not find any change ticket that is related to this audit trail record.</text:p>
      <text:p text:style-name="Preformatted_20_Text"/>
      <text:p text:style-name="P2">---</text:p>
      <text:p text:style-name="Preformatted_20_Text"/>
      <text:p text:style-name="P2">### Audit Trail Record 16</text:p>
      <text:p text:style-name="P2">- **Date/Time**: 2024-01-22 15:45:00</text:p>
      <text:p text:style-name="P2">- **Component Modified**: DatabaseIndex</text:p>
      <text:p text:style-name="P2">- **Modified By User**: USER001</text:p>
      <text:p text:style-name="P2">- **Verification Result**: Could not find any change ticket that is related to this audit trail record.</text:p>
      <text:p text:style-name="Preformatted_20_Text"/>
      <text:p text:style-name="P2">---</text:p>
      <text:p text:style-name="Preformatted_20_Text"/>
      <text:p text:style-name="P2">### Audit Trail Record 17</text:p>
      <text:p text:style-name="P2">- **Date/Time**: 2024-01-23 09:45:00</text:p>
      <text:p text:style-name="P2">- **Component Modified**: AccessControl</text:p>
      <text:p text:style-name="P2">- **Modified By User**: USER006</text:p>
      <text:p text:style-name="P2">- **Verification Result**: Could not find any change ticket that is related to this audit trail record.</text:p>
      <text:p text:style-name="Preformatted_20_Text"/>
      <text:p text:style-name="P2">---</text:p>
      <text:p text:style-name="Preformatted_20_Text"/>
      <text:p text:style-name="P2">### Audit Trail Record 18</text:p>
      <text:p text:style-name="P2">- **Date/Time**: 2024-01-23 14:30:00</text:p>
      <text:p text:style-name="P2">- **Component Modified**: SystemCore</text:p>
      <text:p text:style-name="P2">- **Modified By User**: USER004</text:p>
      <text:p text:style-name="P2">- **Verification Result**: Could not find any change ticket that is related to this audit trail record.</text:p>
      <text:p text:style-name="Preformatted_20_Text"/>
      <text:p text:style-name="P2">---</text:p>
      <text:p text:style-name="Preformatted_20_Text"/>
      <text:p text:style-name="P2">### Audit Trail Record 19</text:p>
      <text:p text:style-name="P2">- **Date/Time**: 2024-01-24 11:00:00</text:p>
      <text:p text:style-name="P2">- **Component Modified**: LogAnalyzer</text:p>
      <text:p text:style-name="P2">- **Modified By User**: USER008</text:p>
      <text:p text:style-name="P2">- **Verification Result**: Could not find any change ticket that is related to this audit trail record.</text:p>
      <text:p text:style-name="Preformatted_20_Text"/>
      <text:p text:style-name="P2">---</text:p>
      <text:p text:style-name="Preformatted_20_Text"/>
      <text:p text:style-name="P2">### Audit Trail Record 20</text:p>
      <text:p text:style-name="P2">- **Date/Time**: 2024-01-24 16:00:00</text:p>
      <text:p text:style-name="P2">- **Component Modified**: WebService</text:p>
      <text:p text:style-name="P2">- **Modified By User**: USER002</text:p>
      <text:p text:style-name="P2">- **Verification Result**: Could not find any change ticket that is related to this audit trail record.</text:p>
      <text:p text:style-name="Preformatted_20_Text"/>
      <text:p text:style-name="P2">---</text:p>
      <text:p text:style-name="Preformatted_20_Text"/>
      <text:p text:style-name="P2">## Recommendations</text:p>
      <text:p text:style-name="P2">1. **Immediate Remediation**: Investigate and address the discrepancies where changes were made without corresponding change tickets or by unauthorized users.</text:p>
      <text:p text:style-name="P2">2. **Access Alignment**: Ensure all changes are carried out by authorized users and are linked to valid change tickets.</text:p>
      <text:p text:style-name="P2">3. **Periodic Reviews**: Conduct regular reviews of audit trail records to ensure compliance with change management policies.</text:p>
      <text:p text:style-name="Preformatted_20_Text"/>
      <text:p text:style-name="P2">---</text:p>
      <text:p text:style-name="Preformatted_20_Text"/>
      <text:p text:style-name="P2"><text:soft-page-break/>This concludes the change management audit findings.</text:p>
      <text:p text:style-name="P2">```</text:p>
      <text:p text:style-name="Preformatted_20_Text"/>
      <text:p text:style-name="Preformatted_20_Text"/>
      <text:p text:style-name="Preformatted_20_Text"><text:span text:style-name="T5"># Agent:</text:span> <text:span text:style-name="T2">Transaction Policy Compliance Specialist</text:span></text:p>
      <text:p text:style-name="Preformatted_20_Text"><text:span text:style-name="T4">## Task:</text:span> <text:span text:style-name="T1">Verify transaction-level compliance with organizational policies</text:span></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text:soft-page-break/>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6: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7: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Policy Review: 100%|████████████████████████████████████████████████████████████████████████████████████████████████████████████████████████████████| 5/5 [05:05&lt;00:00, 61.10s/it]</text:p>
      <text:p text:style-name="Preformatted_20_Text"><text:soft-page-break/></text:p>
      <text:p text:style-name="Preformatted_20_Text"/>
      <text:p text:style-name="Preformatted_20_Text"><text:span text:style-name="T5"># Agent:</text:span> <text:span text:style-name="T2">Transaction Policy Compliance Specialist</text:span></text:p>
      <text:p text:style-name="Preformatted_20_Text"><text:span text:style-name="T4">## Using tool:</text:span> <text:span text:style-name="T1">transaction_policy_review_tool</text:span></text:p>
      <text:p text:style-name="Preformatted_20_Text"><text:span text:style-name="T4">## Tool Input:</text:span> </text:p>
      <text:p text:style-name="P2">"{}"</text:p>
      <text:p text:style-name="Preformatted_20_Text"><text:span text:style-name="T4">## Tool Output:</text:span> </text:p>
      <text:p text:style-name="P2">[{'Transaction ID': 'T001', 'Date': '09-07-24', 'Amount': '14236.29', 'Vendor': 'Vendor D', 'Purchase Order ID': 'PO1970', 'Type': 'Purchase', 'Discount': '16.84%', 'Discount_Justification': 'Special promotion applied', 'Tax Paid': 'No', 'Submitted Date': '17-07-24', 'Department_Authorization': 'Yes', 'Item Description': 'Software Subscription', 'Prior_Finance_Approval': 'Yes', 'violation': ' Violation: Yes - The transaction exceeds the maximum purchase limit without prior approval (AED 10,000 was exceeded). Also, the vendor is not approved by the procurement department (Vendor D is not on the list of approved vendors).'}, {'Transaction ID': 'T002', 'Date': '17-10-24', 'Amount': '3091.7', 'Vendor': 'Vendor H', 'Purchase Order ID': 'PO1672', 'Type': 'Purchase', 'Discount': '22.53%', 'Discount_Justification': '', 'Tax Paid': 'Yes', 'Submitted Date': '17-10-24', 'Department_Authorization': 'Yes', 'Item Description': 'Office Computers', 'Prior_Finance_Approval': 'Yes', 'violation': ' Violation: Yes - The transaction violates the policy as it is made from a vendor (Vendor H) that is not approved by the procurement department (not listed in the provided approved vendors list).'}, {'Transaction ID': 'T003', 'Date': '21-08-24', 'Amount': '8655.29', 'Vendor': 'Vendor D', 'Purchase Order ID': 'PO1335', 'Type': 'Invoice', 'Discount': '22.07%', 'Discount_Justification': 'Special promotion applied', 'Tax Paid': 'Yes', 'Submitted Date': '26-09-24', 'Department_Authorization': 'Yes', 'Item Description': 'Printer Supplies', 'Prior_Finance_Approval': 'Yes', 'violation': " Violation: No - This transaction does not appear to violate any of the stated policies in the Purchase Policy Document (Version 0.1). The amount is within the limits for both single transactions and department authorization, it was submitted within the deadline, it was made from an approved vendor (Vendor D is not listed, but it's not explicitly disallowed), and it includes tax details. However, the discount of 22.07% exceeds the maximum allowed without justification according to policy point 5, but there is a justification provided in Discount_Justification field. So, it would need further review to ensure the justification is valid."}, {'Transaction ID': 'T004', 'Date': '16-10-24', 'Amount': '13029.37', 'Vendor': 'Vendor I', 'Purchase Order ID': 'PO1635', 'Type': 'Purchase', 'Discount': '22.61%', 'Discount_Justification': '', 'Tax Paid': 'Yes', 'Submitted Date': '01-11-24', 'Department_Authorization': 'No', 'Item Description': 'Consulting Services', 'Prior_Finance_Approval': 'No', 'violation': ' Violation: Yes - This transaction exceeds the maximum purchase limit without prior approval (AED 13,029.37 &gt; AED 10,000). Additionally, there is no prior finance department approval for this transaction.'}, {'Transaction ID': 'T005', 'Date': '15-09-24', 'Amount': '15451.42', 'Vendor': 'Vendor I', 'Purchase Order ID': 'PO1210', 'Type': 'Purchase', 'Discount': '14.16%', 'Discount_Justification': '', 'Tax Paid': 'Yes', 'Submitted Date': '11-10-24', 'Department_Authorization': 'No', 'Item Description': 'Laptops', 'Prior_Finance_Approval': 'No', 'violation': ' Violation: Yes - The purchase amount exceeds the maximum limit without prior approval (AED 10,000). Additionally, it does not have prior finance department approval.'}]</text:p>
      <text:p text:style-name="Preformatted_20_Text">ERROR:opentelemetry.sdk.trace.export:Exception while exporting Span batch.</text:p>
      <text:p text:style-name="Preformatted_20_Text">Traceback (most recent call last):</text:p>
      <text:p text:style-name="Preformatted_20_Text"><text:s text:c="2"/>File "/home/ayman/Documents/GitHub/ai_logicalaccess_crew/larc/.venv/lib/python3.12/site-packages/urllib3/connectionpool.py", line 787, in urlopen</text:p>
      <text:p text:style-name="Preformatted_20_Text"><text:s text:c="4"/>response = self._make_request(</text:p>
      <text:p text:style-name="Preformatted_20_Text"><text:s text:c="15"/>^^^^^^^^^^^^^^^^^^^</text:p>
      <text:p text:style-name="Preformatted_20_Text"><text:s text:c="2"/>File "/home/ayman/Documents/GitHub/ai_logicalaccess_crew/larc/.venv/lib/python3.12/site-packages/urllib3/connectionpool.py", line 534, in _make_request</text:p>
      <text:p text:style-name="Preformatted_20_Text"><text:s text:c="4"/>response = conn.getresponse()</text:p>
      <text:p text:style-name="Preformatted_20_Text"><text:s text:c="15"/>^^^^^^^^^^^^^^^^^^</text:p>
      <text:p text:style-name="Preformatted_20_Text"><text:s text:c="2"/>File "/home/ayman/Documents/GitHub/ai_logicalaccess_crew/larc/.venv/lib/python3.12/site-packages/urllib3/connection.py", line 516, in getresponse</text:p>
      <text:p text:style-name="Preformatted_20_Text"><text:s text:c="4"/>httplib_response = super().getresponse()</text:p>
      <text:p text:style-name="Preformatted_20_Text"><text:soft-page-break/><text:s text:c="23"/>^^^^^^^^^^^^^^^^^^^^^</text:p>
      <text:p text:style-name="Preformatted_20_Text"><text:s text:c="2"/>File "/home/ayman/anaconda3/envs/larp/lib/python3.12/http/client.py", line 1428, in getresponse</text:p>
      <text:p text:style-name="Preformatted_20_Text"><text:s text:c="4"/>response.begin()</text:p>
      <text:p text:style-name="Preformatted_20_Text"><text:s text:c="2"/>File "/home/ayman/anaconda3/envs/larp/lib/python3.12/http/client.py", line 331, in begin</text:p>
      <text:p text:style-name="Preformatted_20_Text"><text:s text:c="4"/>version, status, reason = self._read_status()</text:p>
      <text:p text:style-name="Preformatted_20_Text"><text:s text:c="30"/>^^^^^^^^^^^^^^^^^^^</text:p>
      <text:p text:style-name="Preformatted_20_Text"><text:s text:c="2"/>File "/home/ayman/anaconda3/envs/larp/lib/python3.12/http/client.py", line 300, in _read_status</text:p>
      <text:p text:style-name="Preformatted_20_Text"><text:s text:c="4"/>raise RemoteDisconnected("Remote end closed connection without"</text:p>
      <text:p text:style-name="Preformatted_20_Text">http.client.RemoteDisconnected: Remote end closed connection without response</text:p>
      <text:p text:style-name="Preformatted_20_Text"/>
      <text:p text:style-name="Preformatted_20_Text">During handling of the above exception, another exception occurred:</text:p>
      <text:p text:style-name="Preformatted_20_Text"/>
      <text:p text:style-name="Preformatted_20_Text">Traceback (most recent call last):</text:p>
      <text:p text:style-name="Preformatted_20_Text"><text:s text:c="2"/>File "/home/ayman/Documents/GitHub/ai_logicalaccess_crew/larc/.venv/lib/python3.12/site-packages/requests/adapters.py", line 667, in send</text:p>
      <text:p text:style-name="Preformatted_20_Text"><text:s text:c="4"/>resp = conn.urlopen(</text:p>
      <text:p text:style-name="Preformatted_20_Text"><text:s text:c="11"/>^^^^^^^^^^^^^</text:p>
      <text:p text:style-name="Preformatted_20_Text"><text:s text:c="2"/>File "/home/ayman/Documents/GitHub/ai_logicalaccess_crew/larc/.venv/lib/python3.12/site-packages/urllib3/connectionpool.py", line 841, in urlopen</text:p>
      <text:p text:style-name="Preformatted_20_Text"><text:s text:c="4"/>retries = retries.increment(</text:p>
      <text:p text:style-name="Preformatted_20_Text"><text:s text:c="14"/>^^^^^^^^^^^^^^^^^^</text:p>
      <text:p text:style-name="Preformatted_20_Text"><text:s text:c="2"/>File "/home/ayman/Documents/GitHub/ai_logicalaccess_crew/larc/.venv/lib/python3.12/site-packages/urllib3/util/retry.py", line 474, in increment</text:p>
      <text:p text:style-name="Preformatted_20_Text"><text:s text:c="4"/>raise reraise(type(error), error, _stacktrace)</text:p>
      <text:p text:style-name="Preformatted_20_Text"><text:s text:c="10"/>^^^^^^^^^^^^^^^^^^^^^^^^^^^^^^^^^^^^^^^^</text:p>
      <text:p text:style-name="Preformatted_20_Text"><text:s text:c="2"/>File "/home/ayman/Documents/GitHub/ai_logicalaccess_crew/larc/.venv/lib/python3.12/site-packages/urllib3/util/util.py", line 38, in reraise</text:p>
      <text:p text:style-name="Preformatted_20_Text"><text:s text:c="4"/>raise value.with_traceback(tb)</text:p>
      <text:p text:style-name="Preformatted_20_Text"><text:s text:c="2"/>File "/home/ayman/Documents/GitHub/ai_logicalaccess_crew/larc/.venv/lib/python3.12/site-packages/urllib3/connectionpool.py", line 787, in urlopen</text:p>
      <text:p text:style-name="Preformatted_20_Text"><text:s text:c="4"/>response = self._make_request(</text:p>
      <text:p text:style-name="Preformatted_20_Text"><text:s text:c="15"/>^^^^^^^^^^^^^^^^^^^</text:p>
      <text:p text:style-name="Preformatted_20_Text"><text:s text:c="2"/>File "/home/ayman/Documents/GitHub/ai_logicalaccess_crew/larc/.venv/lib/python3.12/site-packages/urllib3/connectionpool.py", line 534, in _make_request</text:p>
      <text:p text:style-name="Preformatted_20_Text"><text:s text:c="4"/>response = conn.getresponse()</text:p>
      <text:p text:style-name="Preformatted_20_Text"><text:s text:c="15"/>^^^^^^^^^^^^^^^^^^</text:p>
      <text:p text:style-name="Preformatted_20_Text"><text:s text:c="2"/>File "/home/ayman/Documents/GitHub/ai_logicalaccess_crew/larc/.venv/lib/python3.12/site-packages/urllib3/connection.py", line 516, in getresponse</text:p>
      <text:p text:style-name="Preformatted_20_Text"><text:s text:c="4"/>httplib_response = super().getresponse()</text:p>
      <text:p text:style-name="Preformatted_20_Text"><text:s text:c="23"/>^^^^^^^^^^^^^^^^^^^^^</text:p>
      <text:p text:style-name="Preformatted_20_Text"><text:s text:c="2"/>File "/home/ayman/anaconda3/envs/larp/lib/python3.12/http/client.py", line 1428, in getresponse</text:p>
      <text:p text:style-name="Preformatted_20_Text"><text:s text:c="4"/>response.begin()</text:p>
      <text:p text:style-name="Preformatted_20_Text"><text:s text:c="2"/>File "/home/ayman/anaconda3/envs/larp/lib/python3.12/http/client.py", line 331, in begin</text:p>
      <text:p text:style-name="Preformatted_20_Text"><text:s text:c="4"/>version, status, reason = self._read_status()</text:p>
      <text:p text:style-name="Preformatted_20_Text"><text:s text:c="30"/>^^^^^^^^^^^^^^^^^^^</text:p>
      <text:p text:style-name="Preformatted_20_Text"><text:s text:c="2"/>File "/home/ayman/anaconda3/envs/larp/lib/python3.12/http/client.py", line 300, in _read_status</text:p>
      <text:p text:style-name="Preformatted_20_Text"><text:s text:c="4"/>raise RemoteDisconnected("Remote end closed connection without"</text:p>
      <text:p text:style-name="Preformatted_20_Text">urllib3.exceptions.ProtocolError: ('Connection aborted.', RemoteDisconnected('Remote end closed connection without response'))</text:p>
      <text:p text:style-name="Preformatted_20_Text"/>
      <text:p text:style-name="Preformatted_20_Text">During handling of the above exception, another exception occurred:</text:p>
      <text:p text:style-name="Preformatted_20_Text"/>
      <text:p text:style-name="Preformatted_20_Text">Traceback (most recent call last):</text:p>
      <text:p text:style-name="Preformatted_20_Text"><text:s text:c="2"/>File "/home/ayman/Documents/GitHub/ai_logicalaccess_crew/larc/.venv/lib/python3.12/site-packages/opentelemetry/sdk/trace/export/__init__.py", line 360, in _export_batch</text:p>
      <text:p text:style-name="Preformatted_20_Text"><text:s text:c="4"/>self.span_exporter.export(self.spans_list[:idx]) <text:s/># type: ignore</text:p>
      <text:p text:style-name="Preformatted_20_Text"><text:s text:c="4"/>^^^^^^^^^^^^^^^^^^^^^^^^^^^^^^^^^^^^^^^^^^^^^^^^</text:p>
      <text:p text:style-name="Preformatted_20_Text"><text:soft-page-break/><text:s text:c="2"/>File "/home/ayman/Documents/GitHub/ai_logicalaccess_crew/larc/.venv/lib/python3.12/site-packages/opentelemetry/exporter/otlp/proto/http/trace_exporter/__init__.py", line 189, in export</text:p>
      <text:p text:style-name="Preformatted_20_Text"><text:s text:c="4"/>return self._export_serialized_spans(serialized_data)</text:p>
      <text:p text:style-name="Preformatted_20_Text"><text:s text:c="11"/>^^^^^^^^^^^^^^^^^^^^^^^^^^^^^^^^^^^^^^^^^^^^^^</text:p>
      <text:p text:style-name="Preformatted_20_Text"><text:s text:c="2"/>File "/home/ayman/Documents/GitHub/ai_logicalaccess_crew/larc/.venv/lib/python3.12/site-packages/opentelemetry/exporter/otlp/proto/http/trace_exporter/__init__.py", line 159, in _export_serialized_spans</text:p>
      <text:p text:style-name="Preformatted_20_Text"><text:s text:c="4"/>resp = self._export(serialized_data)</text:p>
      <text:p text:style-name="Preformatted_20_Text"><text:s text:c="11"/>^^^^^^^^^^^^^^^^^^^^^^^^^^^^^</text:p>
      <text:p text:style-name="Preformatted_20_Text"><text:s text:c="2"/>File "/home/ayman/Documents/GitHub/ai_logicalaccess_crew/larc/.venv/lib/python3.12/site-packages/opentelemetry/exporter/otlp/proto/http/trace_exporter/__init__.py", line 133, in _export</text:p>
      <text:p text:style-name="Preformatted_20_Text"><text:s text:c="4"/>return self._session.post(</text:p>
      <text:p text:style-name="Preformatted_20_Text"><text:s text:c="11"/>^^^^^^^^^^^^^^^^^^^</text:p>
      <text:p text:style-name="Preformatted_20_Text"><text:s text:c="2"/>File "/home/ayman/Documents/GitHub/ai_logicalaccess_crew/larc/.venv/lib/python3.12/site-packages/requests/sessions.py", line 637, in post</text:p>
      <text:p text:style-name="Preformatted_20_Text"><text:s text:c="4"/>return self.request("POST", url, data=data, json=json, **kwargs)</text:p>
      <text:p text:style-name="Preformatted_20_Text"><text:s text:c="11"/>^^^^^^^^^^^^^^^^^^^^^^^^^^^^^^^^^^^^^^^^^^^^^^^^^^^^^^^^^</text:p>
      <text:p text:style-name="Preformatted_20_Text"><text:s text:c="2"/>File "/home/ayman/Documents/GitHub/ai_logicalaccess_crew/larc/.venv/lib/python3.12/site-packages/requests/sessions.py", line 589, in request</text:p>
      <text:p text:style-name="Preformatted_20_Text"><text:s text:c="4"/>resp = self.send(prep, **send_kwargs)</text:p>
      <text:p text:style-name="Preformatted_20_Text"><text:s text:c="11"/>^^^^^^^^^^^^^^^^^^^^^^^^^^^^^^</text:p>
      <text:p text:style-name="Preformatted_20_Text"><text:s text:c="2"/>File "/home/ayman/Documents/GitHub/ai_logicalaccess_crew/larc/.venv/lib/python3.12/site-packages/requests/sessions.py", line 703, in send</text:p>
      <text:p text:style-name="Preformatted_20_Text"><text:s text:c="4"/>r = adapter.send(request, **kwargs)</text:p>
      <text:p text:style-name="Preformatted_20_Text"><text:s text:c="8"/>^^^^^^^^^^^^^^^^^^^^^^^^^^^^^^^</text:p>
      <text:p text:style-name="Preformatted_20_Text"><text:s text:c="2"/>File "/home/ayman/Documents/GitHub/ai_logicalaccess_crew/larc/.venv/lib/python3.12/site-packages/requests/adapters.py", line 682, in send</text:p>
      <text:p text:style-name="Preformatted_20_Text"><text:s text:c="4"/>raise ConnectionError(err, request=request)</text:p>
      <text:p text:style-name="Preformatted_20_Text">requests.exceptions.ConnectionError: ('Connection aborted.', RemoteDisconnected('Remote end closed connection without response'))</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text:span text:style-name="T5"># Agent:</text:span> <text:span text:style-name="T2">Transaction Policy Compliance Specialist</text:span></text:p>
      <text:p text:style-name="Preformatted_20_Text"><text:span text:style-name="T4">## Final Answer:</text:span> </text:p>
      <text:p text:style-name="P2"># Transaction Policy Compliance Findings</text:p>
      <text:p text:style-name="Preformatted_20_Text"/>
      <text:p text:style-name="P2">## Summary of Findings</text:p>
      <text:p text:style-name="P2">The analysis of transactions against the organizational policy document revealed several violations. Below is a detailed breakdown of the findings:</text:p>
      <text:p text:style-name="Preformatted_20_Text"/>
      <text:p text:style-name="P2">---</text:p>
      <text:p text:style-name="Preformatted_20_Text"/>
      <text:p text:style-name="P2">### Transaction ID: T001</text:p>
      <text:p text:style-name="P2">- **Date**: 09-07-24</text:p>
      <text:p text:style-name="P2">- **Amount**: AED 14,236.29</text:p>
      <text:p text:style-name="P2"><text:soft-page-break/>- **Vendor**: Vendor D</text:p>
      <text:p text:style-name="P2">- **Type**: Purchase</text:p>
      <text:p text:style-name="P2">- **Violation**: Yes</text:p>
      <text:p text:style-name="P2"><text:s text:c="2"/>- The transaction exceeds the maximum purchase limit without prior approval (AED 10,000 was exceeded).</text:p>
      <text:p text:style-name="P2"><text:s text:c="2"/>- The vendor is not approved by the procurement department (Vendor D is not on the list of approved vendors).</text:p>
      <text:p text:style-name="Preformatted_20_Text"/>
      <text:p text:style-name="P2">---</text:p>
      <text:p text:style-name="Preformatted_20_Text"/>
      <text:p text:style-name="P2">### Transaction ID: T002</text:p>
      <text:p text:style-name="P2">- **Date**: 17-10-24</text:p>
      <text:p text:style-name="P2">- **Amount**: AED 3,091.70</text:p>
      <text:p text:style-name="P2">- **Vendor**: Vendor H</text:p>
      <text:p text:style-name="P2">- **Type**: Purchase</text:p>
      <text:p text:style-name="P2">- **Violation**: Yes</text:p>
      <text:p text:style-name="P2"><text:s text:c="2"/>- The transaction violates the policy as it is made from a vendor (Vendor H) that is not approved by the procurement department (not listed in the provided approved vendors list).</text:p>
      <text:p text:style-name="Preformatted_20_Text"/>
      <text:p text:style-name="P2">---</text:p>
      <text:p text:style-name="Preformatted_20_Text"/>
      <text:p text:style-name="P2">### Transaction ID: T003</text:p>
      <text:p text:style-name="P2">- **Date**: 21-08-24</text:p>
      <text:p text:style-name="P2">- **Amount**: AED 8,655.29</text:p>
      <text:p text:style-name="P2">- **Vendor**: Vendor D</text:p>
      <text:p text:style-name="P2">- **Type**: Invoice</text:p>
      <text:p text:style-name="P2">- **Violation**: No</text:p>
      <text:p text:style-name="P2"><text:s text:c="2"/>- This transaction does not appear to violate any of the stated policies in the Purchase Policy Document (Version 0.1). The amount is within the limits for both single transactions and department authorization, it was submitted within the deadline, it was made from an approved vendor (Vendor D is not listed, but it's not explicitly disallowed), and it includes tax details. However, the discount of 22.07% exceeds the maximum allowed without justification according to policy point 5, but there is a justification provided in Discount_Justification field. So, it would need further review to ensure the justification is valid.</text:p>
      <text:p text:style-name="Preformatted_20_Text"/>
      <text:p text:style-name="P2">---</text:p>
      <text:p text:style-name="Preformatted_20_Text"/>
      <text:p text:style-name="P2">### Transaction ID: T004</text:p>
      <text:p text:style-name="P2">- **Date**: 16-10-24</text:p>
      <text:p text:style-name="P2">- **Amount**: AED 13,029.37</text:p>
      <text:p text:style-name="P2">- **Vendor**: Vendor I</text:p>
      <text:p text:style-name="P2">- **Type**: Purchase</text:p>
      <text:p text:style-name="P2">- **Violation**: Yes</text:p>
      <text:p text:style-name="P2"><text:s text:c="2"/>- This transaction exceeds the maximum purchase limit without prior approval (AED 13,029.37 &gt; AED 10,000).</text:p>
      <text:p text:style-name="P2"><text:s text:c="2"/>- Additionally, there is no prior finance department approval for this transaction.</text:p>
      <text:p text:style-name="Preformatted_20_Text"/>
      <text:p text:style-name="P2">---</text:p>
      <text:p text:style-name="Preformatted_20_Text"/>
      <text:p text:style-name="P2">### Transaction ID: T005</text:p>
      <text:p text:style-name="P2">- **Date**: 15-09-24</text:p>
      <text:p text:style-name="P2">- **Amount**: AED 15,451.42</text:p>
      <text:p text:style-name="P2">- **Vendor**: Vendor I</text:p>
      <text:p text:style-name="P2">- **Type**: Purchase</text:p>
      <text:p text:style-name="P2">- **Violation**: Yes</text:p>
      <text:p text:style-name="P2"><text:s text:c="2"/>- The purchase amount exceeds the maximum limit without prior approval (AED 10,000).</text:p>
      <text:p text:style-name="P2"><text:s text:c="2"/>- Additionally, it does not have prior finance department approval.</text:p>
      <text:p text:style-name="Preformatted_20_Text"/>
      <text:p text:style-name="P2">---</text:p>
      <text:p text:style-name="Preformatted_20_Text"><text:soft-page-break/></text:p>
      <text:p text:style-name="P2">## Recommendations</text:p>
      <text:p text:style-name="P2">1. **Immediate Remediation**: Investigate and address the discrepancies where transactions exceed the maximum purchase limit without prior approval or are made from unapproved vendors.</text:p>
      <text:p text:style-name="P2">2. **Vendor Alignment**: Ensure all transactions are made from approved vendors listed by the procurement department.</text:p>
      <text:p text:style-name="P2">3. **Periodic Reviews**: Conduct regular reviews of transactions to ensure compliance with purchase policies.</text:p>
      <text:p text:style-name="Preformatted_20_Text"/>
      <text:p text:style-name="P2">---</text:p>
      <text:p text:style-name="Preformatted_20_Text"/>
      <text:p text:style-name="P2">This concludes the transaction policy compliance findings.</text:p>
      <text:p text:style-name="P2">```</text:p>
      <text:p text:style-name="Preformatted_20_Text"/>
      <text:p text:style-name="Preformatted_20_Text"/>
      <text:p text:style-name="Preformatted_20_Text"><text:span text:style-name="T5"># Agent:</text:span> <text:span text:style-name="T2">Senior Audit Report Compiler</text:span></text:p>
      <text:p text:style-name="Preformatted_20_Text"><text:span text:style-name="T4">## Task:</text:span> <text:span text:style-name="T1">Compile findings into report with: 1) Executive Summary containing audit background and aggregated statistics 2) Detailed findings structured with Observation, Risk Rating, Risks, and Management Actions subsections for each finding.</text:span></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text:soft-page-break/>&lt;APIResponse [200 OK] type=&lt;class 'openai.types.chat.chat_completion.ChatCompletion'&gt;&gt;, Type of response - &lt;class 'openai._legacy_response.LegacyAPIResponse'&gt;</text:p>
      <text:p text:style-name="Preformatted_20_Text">ERROR:crew:API error on attempt 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6: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text:soft-page-break/>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7: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8: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9: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ERROR:crew:API error on attempt 10: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text:soft-page-break/></text:p>
      <text:p text:style-name="Preformatted_20_Text"><text:span text:style-name="T5"># Agent:</text:span> <text:span text:style-name="T2">Senior Audit Report Compiler</text:span></text:p>
      <text:p text:style-name="Preformatted_20_Text"><text:span text:style-name="T4">## Final Answer:</text:span> </text:p>
      <text:p text:style-name="P2"># Comprehensive Audit Report</text:p>
      <text:p text:style-name="Preformatted_20_Text"/>
      <text:p text:style-name="P2">## Executive Summary</text:p>
      <text:p text:style-name="P2">This audit report consolidates findings from multiple audits conducted across various domains, including access reviews, transaction limit compliance, change management, and transaction policy compliance. The audits identified several discrepancies and violations, which are detailed in the sections below. The findings highlight the need for immediate remediation, alignment with policies, and periodic reviews to ensure ongoing compliance.</text:p>
      <text:p text:style-name="Preformatted_20_Text"/>
      <text:p text:style-name="P2">### Aggregated Statistics</text:p>
      <text:p text:style-name="P2">- **Access Review Findings**: 24 users reviewed, 12 discrepancies found, 4 unauthorized access cases.</text:p>
      <text:p text:style-name="P2">- **Transaction Limit Compliance**: 15 transactions reviewed, 4 transactions exceeded approval limits.</text:p>
      <text:p text:style-name="P2">- **Change Management Audit**: 20 audit trail records reviewed, 10 potential violations identified.</text:p>
      <text:p text:style-name="P2">- **Transaction Policy Compliance**: 5 transactions reviewed, 4 policy violations identified.</text:p>
      <text:p text:style-name="Preformatted_20_Text"/>
      <text:p text:style-name="P2">---</text:p>
      <text:p text:style-name="Preformatted_20_Text"/>
      <text:p text:style-name="P2">## Detailed Findings</text:p>
      <text:p text:style-name="Preformatted_20_Text"/>
      <text:p text:style-name="P2">### 1. Access Review Findings</text:p>
      <text:p text:style-name="P2">#### Observation</text:p>
      <text:p text:style-name="P2">The access review identified discrepancies between actual access levels and the authorized access matrix. Unauthorized access was also detected for certain users.</text:p>
      <text:p text:style-name="Preformatted_20_Text"/>
      <text:p text:style-name="P2">#### Risk Rating</text:p>
      <text:p text:style-name="P2">- **Discrepancies**: Medium</text:p>
      <text:p text:style-name="P2">- **Unauthorized Access**: High</text:p>
      <text:p text:style-name="Preformatted_20_Text"/>
      <text:p text:style-name="P2">#### Risks</text:p>
      <text:p text:style-name="P2">- Unauthorized access could lead to data breaches or misuse of systems.</text:p>
      <text:p text:style-name="P2">- Discrepancies in access levels could result in operational inefficiencies or compliance violations.</text:p>
      <text:p text:style-name="Preformatted_20_Text"/>
      <text:p text:style-name="P2">#### Management Actions</text:p>
      <text:p text:style-name="P2">1. **Immediate Remediation**: Revoke unauthorized access for users `USER021`, `USER022`, `USER023`, and `USER024`.</text:p>
      <text:p text:style-name="P2">2. **Access Alignment**: Adjust access levels for users with discrepancies to match the authorized access matrix.</text:p>
      <text:p text:style-name="P2">3. **Periodic Reviews**: Conduct regular access reviews to ensure compliance with the access matrix.</text:p>
      <text:p text:style-name="Preformatted_20_Text"/>
      <text:p text:style-name="P2">---</text:p>
      <text:p text:style-name="Preformatted_20_Text"/>
      <text:p text:style-name="P2">### 2. Transaction Limit Compliance Analysis</text:p>
      <text:p text:style-name="P2">#### Observation</text:p>
      <text:p text:style-name="P2">The analysis revealed that several transactions exceeded the authorized approval limits of the approving users.</text:p>
      <text:p text:style-name="Preformatted_20_Text"/>
      <text:p text:style-name="P2">#### Risk Rating</text:p>
      <text:p text:style-name="P2">- **Exceeded Approval Limits**: High</text:p>
      <text:p text:style-name="Preformatted_20_Text"/>
      <text:p text:style-name="P2">#### Risks</text:p>
      <text:p text:style-name="P2">- Transactions exceeding approval limits could lead to financial losses or compliance violations.</text:p>
      <text:p text:style-name="P2"><text:soft-page-break/>- Lack of proper oversight could result in unauthorized or fraudulent transactions.</text:p>
      <text:p text:style-name="Preformatted_20_Text"/>
      <text:p text:style-name="P2">#### Management Actions</text:p>
      <text:p text:style-name="P2">1. **Immediate Remediation**: Revoke or adjust approval limits for users who exceeded their authorized levels (USER008, USER009, USER010, USER005).</text:p>
      <text:p text:style-name="P2">2. **Access Alignment**: Ensure all transactions are approved within the authorized limits of the approving users.</text:p>
      <text:p text:style-name="P2">3. **Periodic Reviews**: Conduct regular reviews of transaction approvals to ensure compliance with authorized limits.</text:p>
      <text:p text:style-name="Preformatted_20_Text"/>
      <text:p text:style-name="P2">---</text:p>
      <text:p text:style-name="Preformatted_20_Text"/>
      <text:p text:style-name="P2">### 3. Change Management Audit Findings</text:p>
      <text:p text:style-name="P2">#### Observation</text:p>
      <text:p text:style-name="P2">The audit identified discrepancies and potential violations of change management policies, including changes made without corresponding change tickets or by unauthorized users.</text:p>
      <text:p text:style-name="Preformatted_20_Text"/>
      <text:p text:style-name="P2">#### Risk Rating</text:p>
      <text:p text:style-name="P2">- **Unauthorized Changes**: High</text:p>
      <text:p text:style-name="P2">- **Missing Change Tickets**: Medium</text:p>
      <text:p text:style-name="Preformatted_20_Text"/>
      <text:p text:style-name="P2">#### Risks</text:p>
      <text:p text:style-name="P2">- Unauthorized changes could lead to system instability or security vulnerabilities.</text:p>
      <text:p text:style-name="P2">- Missing change tickets could result in non-compliance with change management policies.</text:p>
      <text:p text:style-name="Preformatted_20_Text"/>
      <text:p text:style-name="P2">#### Management Actions</text:p>
      <text:p text:style-name="P2">1. **Immediate Remediation**: Investigate and address the discrepancies where changes were made without corresponding change tickets or by unauthorized users.</text:p>
      <text:p text:style-name="P2">2. **Access Alignment**: Ensure all changes are carried out by authorized users and are linked to valid change tickets.</text:p>
      <text:p text:style-name="P2">3. **Periodic Reviews**: Conduct regular reviews of audit trail records to ensure compliance with change management policies.</text:p>
      <text:p text:style-name="Preformatted_20_Text"/>
      <text:p text:style-name="P2">---</text:p>
      <text:p text:style-name="Preformatted_20_Text"/>
      <text:p text:style-name="P2">### 4. Transaction Policy Compliance Findings</text:p>
      <text:p text:style-name="P2">#### Observation</text:p>
      <text:p text:style-name="P2">The analysis identified transactions that violated organizational policies, including exceeding purchase limits and using unapproved vendors.</text:p>
      <text:p text:style-name="Preformatted_20_Text"/>
      <text:p text:style-name="P2">#### Risk Rating</text:p>
      <text:p text:style-name="P2">- **Exceeded Purchase Limits**: High</text:p>
      <text:p text:style-name="P2">- **Unapproved Vendors**: Medium</text:p>
      <text:p text:style-name="Preformatted_20_Text"/>
      <text:p text:style-name="P2">#### Risks</text:p>
      <text:p text:style-name="P2">- Transactions exceeding purchase limits could lead to financial losses or compliance violations.</text:p>
      <text:p text:style-name="P2">- Using unapproved vendors could result in procurement policy violations or substandard goods/services.</text:p>
      <text:p text:style-name="Preformatted_20_Text"/>
      <text:p text:style-name="P2">#### Management Actions</text:p>
      <text:p text:style-name="P2">1. **Immediate Remediation**: Investigate and address the discrepancies where transactions exceed the maximum purchase limit without prior approval or are made from unapproved vendors.</text:p>
      <text:p text:style-name="P2">2. **Vendor Alignment**: Ensure all transactions are made from approved vendors listed by the procurement department.</text:p>
      <text:p text:style-name="P2">3. **Periodic Reviews**: Conduct regular reviews of transactions to ensure compliance with purchase policies.</text:p>
      <text:p text:style-name="Preformatted_20_Text"/>
      <text:p text:style-name="P2">---</text:p>
      <text:p text:style-name="Preformatted_20_Text"><text:soft-page-break/></text:p>
      <text:p text:style-name="P2">## Recommendations</text:p>
      <text:p text:style-name="P2">1. **Immediate Remediation**: Address all identified discrepancies and violations promptly to mitigate risks.</text:p>
      <text:p text:style-name="P2">2. **Policy Alignment**: Ensure all access levels, transaction approvals, and changes are aligned with organizational policies.</text:p>
      <text:p text:style-name="P2">3. **Periodic Reviews**: Implement regular review processes to ensure ongoing compliance and identify potential issues early.</text:p>
      <text:p text:style-name="Preformatted_20_Text"/>
      <text:p text:style-name="P2">---</text:p>
      <text:p text:style-name="Preformatted_20_Text"/>
      <text:p text:style-name="P2">This concludes the comprehensive audit report.</text:p>
      <text:p text:style-name="P2">```</text:p>
      <text:p text:style-name="P3"/>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2T13:32:05.628586799</meta:creation-date>
    <dc:date>2025-02-12T13:33:06.114346697</dc:date>
    <meta:editing-duration>PT1M1S</meta:editing-duration>
    <meta:editing-cycles>1</meta:editing-cycles>
    <meta:document-statistic meta:table-count="0" meta:image-count="0" meta:object-count="0" meta:page-count="37" meta:paragraph-count="878" meta:word-count="10989" meta:character-count="100444" meta:non-whitespace-character-count="89477"/>
    <meta:generator>LibreOffice/24.2.7.2$Linux_X86_64 LibreOffice_project/420$Build-2</meta:generator>
  </office:meta>
</office:document-meta>
</file>